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ＭＳ Ｐゴシック1" fo:font-size="10pt" style:font-name-asian="ＭＳ Ｐゴシック2" style:font-size-asian="10pt" style:font-size-complex="10pt"/>
    </style:style>
    <style:style style:name="P4" style:family="paragraph">
      <style:paragraph-properties fo:text-align="center"/>
      <style:text-properties fo:font-size="10pt" style:font-name-asian="ＭＳ Ｐゴシック2" style:font-size-asian="10pt" style:font-size-complex="10pt"/>
    </style:style>
    <style:style style:name="P5" style:family="paragraph">
      <style:paragraph-properties fo:text-align="center"/>
      <style:text-properties style:font-name="MSPゴシック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style:font-name="MSPゴシック1" fo:font-size="12pt" style:font-name-asian="MSPゴシック1" style:font-size-asian="12pt" style:font-size-complex="12pt"/>
    </style:style>
    <style:style style:name="P8" style:family="paragraph">
      <style:paragraph-properties fo:text-align="center"/>
      <style:text-properties style:font-name="ＭＳ Ｐゴシック1" fo:font-size="10pt" style:font-size-asian="10pt" style:font-size-complex="10pt"/>
    </style:style>
    <style:style style:name="P9" style:family="paragraph">
      <style:paragraph-properties fo:text-align="center"/>
      <style:text-properties style:font-name-asian="ＭＳ Ｐゴシック1"/>
    </style:style>
    <style:style style:name="P10" style:family="paragraph">
      <style:paragraph-properties fo:text-align="center"/>
      <style:text-properties fo:font-size="10pt" style:font-name-asian="ＭＳ Ｐゴシック1" style:font-size-asian="10pt" style:font-size-complex="10pt"/>
    </style:style>
    <style:style style:name="P11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12" style:family="paragraph">
      <style:paragraph-properties fo:text-align="center"/>
      <style:text-properties style:font-name="ＭＳ Ｐゴシック1"/>
    </style:style>
    <style:style style:name="P13" style:family="paragraph">
      <style:paragraph-properties fo:text-align="center"/>
      <style:text-properties style:font-name="ＭＳ Ｐゴシック1" style:font-name-asian="ＭＳ Ｐゴシック1"/>
    </style:style>
    <style:style style:name="T1" style:family="text">
      <style:text-properties style:font-name="ＭＳ Ｐゴシック1" fo:font-size="10pt" style:font-name-asian="ＭＳ Ｐゴシック2" style:font-size-asian="10pt" style:font-size-complex="10pt"/>
    </style:style>
    <style:style style:name="T2" style:family="text">
      <style:text-properties fo:font-size="10pt" style:font-name-asian="ＭＳ Ｐゴシック2" style:font-size-asian="10pt" style:font-size-complex="10pt"/>
    </style:style>
    <style:style style:name="T3" style:family="text">
      <style:text-properties style:font-name="MSPゴシック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1" fo:font-size="10pt" style:font-size-asian="10pt" style:font-size-complex="10pt"/>
    </style:style>
    <style:style style:name="T6" style:family="text">
      <style:text-properties fo:font-size="10pt" style:font-name-asian="ＭＳ Ｐゴシック1" style:font-size-asian="10pt" style:font-size-complex="10pt"/>
    </style:style>
    <style:style style:name="T7" style:family="text">
      <style:text-properties style:font-name="ＭＳ Ｐゴシック1" fo:font-size="10pt" style:font-name-asian="ＭＳ Ｐゴシック1" style:font-size-asian="10pt" style:font-size-complex="10pt"/>
    </style:style>
    <style:style style:name="T8" style:family="text">
      <style:text-properties style:font-name="ＭＳ Ｐゴシック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1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16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7.844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7.84cm" style:run-through="foreground"/>
    </style:style>
    <style:style style:name="gr1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64cm" fo:min-width="7.844cm" style:run-through="foreground"/>
    </style:style>
    <style:style style:name="gr1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4cm" style:run-through="foreground"/>
    </style:style>
    <style:style style:name="gr1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31cm" fo:min-width="7.844cm" style:run-through="foreground"/>
    </style:style>
    <style:style style:name="gr1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3cm" fo:min-width="7.84cm" style:run-through="foreground"/>
    </style:style>
    <style:style style:name="gr1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4cm" fo:min-width="7.844cm" style:run-through="foreground"/>
    </style:style>
    <style:style style:name="gr1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94cm" fo:min-width="7.84cm" style:run-through="foreground"/>
    </style:style>
    <style:style style:name="gr1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background" draw:wrap-influence-on-position="once-concurrent"/>
    </style:style>
    <style:style style:name="gr19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18cm" fo:min-width="7.858cm" style:run-through="foreground"/>
    </style:style>
    <style:style style:name="gr2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07cm" fo:min-width="7.855cm" style:run-through="foreground"/>
    </style:style>
    <style:style style:name="gr2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74cm" fo:min-width="7.858cm" style:run-through="foreground"/>
    </style:style>
    <style:style style:name="gr2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7cm" fo:min-width="7.855cm" style:run-through="foreground"/>
    </style:style>
    <style:style style:name="gr2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62cm" style:run-through="foreground"/>
    </style:style>
    <style:style style:name="gr2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8cm" style:run-through="foreground"/>
    </style:style>
    <style:style style:name="gr2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85cm" fo:min-width="7.862cm" style:run-through="foreground"/>
    </style:style>
    <style:style style:name="gr2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73cm" fo:min-width="7.858cm" style:run-through="foreground"/>
    </style:style>
    <style:style style:name="gr2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3cm" fo:min-width="7.858cm" style:run-through="foreground"/>
    </style:style>
    <style:style style:name="gr2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7cm" fo:min-width="7.855cm" style:run-through="foreground"/>
    </style:style>
    <style:style style:name="gr3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31cm" fo:min-width="7.858cm" style:run-through="foreground"/>
    </style:style>
    <style:style style:name="gr3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9cm" fo:min-width="7.855cm" style:run-through="foreground"/>
    </style:style>
    <style:style style:name="gr3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58cm" style:run-through="foreground"/>
    </style:style>
    <style:style style:name="gr3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4cm" fo:min-width="7.855cm" style:run-through="foreground"/>
    </style:style>
    <style:style style:name="gr3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9cm" fo:min-width="7.844cm" style:run-through="foreground"/>
    </style:style>
    <style:style style:name="gr3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68cm" fo:min-width="7.84cm" style:run-through="foreground"/>
    </style:style>
    <style:style style:name="gr3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3cm" fo:min-width="7.855cm" style:run-through="foreground"/>
    </style:style>
    <style:style style:name="gr3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97cm" fo:min-width="7.851cm" style:run-through="foreground"/>
    </style:style>
    <style:style style:name="gr3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82cm" fo:min-width="8.253cm" style:run-through="foreground"/>
    </style:style>
    <style:style style:name="gr3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2cm" fo:min-width="8.25cm" style:run-through="foreground"/>
    </style:style>
    <style:style style:name="gr4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48cm" fo:min-width="7.844cm" style:run-through="foreground"/>
    </style:style>
    <style:style style:name="gr4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34cm" fo:min-width="7.84cm" style:run-through="foreground"/>
    </style:style>
    <style:style style:name="gr4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58cm" fo:min-width="7.844cm" style:run-through="foreground"/>
    </style:style>
    <style:style style:name="gr4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44cm" fo:min-width="7.84cm" style:run-through="foreground"/>
    </style:style>
    <style:style style:name="gr4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67cm" fo:min-width="7.772cm" style:run-through="foreground"/>
    </style:style>
    <style:style style:name="gr4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53cm" fo:min-width="7.768cm" style:run-through="foreground"/>
    </style:style>
    <style:style style:name="gr4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64cm" fo:min-width="7.844cm" style:run-through="foreground"/>
    </style:style>
    <style:style style:name="gr4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43cm" fo:min-width="7.84cm" style:run-through="foreground"/>
    </style:style>
    <style:style style:name="gr4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33cm" fo:min-width="7.844cm" style:run-through="foreground"/>
    </style:style>
    <style:style style:name="gr4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5cm" fo:min-width="7.84cm" style:run-through="foreground"/>
    </style:style>
    <style:style style:name="gr5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5cm" fo:min-width="7.772cm" style:run-through="foreground"/>
    </style:style>
    <style:style style:name="gr5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3cm" fo:min-width="7.768cm" style:run-through="foreground"/>
    </style:style>
    <style:style style:name="gr5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47cm" fo:min-width="7.844cm" style:run-through="foreground"/>
    </style:style>
    <style:style style:name="gr5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6cm" fo:min-width="7.84cm" style:run-through="foreground"/>
    </style:style>
    <style:style style:name="gr5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4cm" fo:min-width="7.844cm" style:run-through="foreground"/>
    </style:style>
    <style:style style:name="gr5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24cm" fo:min-width="7.84cm" style:run-through="foreground"/>
    </style:style>
    <style:style style:name="gr5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44cm" fo:min-width="7.844cm" style:run-through="foreground"/>
    </style:style>
    <style:style style:name="gr5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31cm" fo:min-width="7.84cm" style:run-through="foreground"/>
    </style:style>
    <style:style style:name="gr5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48cm" style:run-through="foreground"/>
    </style:style>
    <style:style style:name="gr5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47cm" fo:min-width="7.844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8" draw:style-name="gr1"><draw:custom-shape draw:style-name="gr14" draw:text-style-name="P3" svg:width="7.845cm" svg:height="0.632cm" svg:x="6.507cm" svg:y="10.799cm"><text:p text:style-name="P8"><text:span text:style-name="T5">form action=fig1.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507cm" svg:y="11.434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" draw:style-name="gr1"><draw:custom-shape draw:style-name="gr14" draw:text-style-name="P11" svg:width="7.845cm" svg:height="0.632cm" svg:x="6.81cm" svg:y="17.41cm"><text:p text:style-name="P11"><text:span text:style-name="T7">input type=submit id=user-login value=</text:span><text:span text:style-name="T7">ログイン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81cm" svg:y="18.045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" draw:style-name="gr1"><draw:custom-shape draw:style-name="gr10" draw:text-style-name="P3" svg:width="7.845cm" svg:height="0.578cm" svg:x="6.062cm" svg:y="6.336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062cm" svg:y="6.915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3" draw:style-name="gr1"><draw:custom-shape draw:style-name="gr16" draw:text-style-name="P3" svg:width="7.845cm" svg:height="0.805cm" svg:x="6.839cm" svg:y="14.963cm"><text:p text:style-name="P8"><text:span text:style-name="T5">input id=user-passwordd class=rounded_corner </text:span></text:p><text:p text:style-name="P8"><text:span text:style-name="T5">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4" svg:width="7.841cm" svg:height="0.795cm" svg:x="6.839cm" svg:y="15.773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" draw:style-name="gr1"><draw:custom-shape draw:style-name="gr14" draw:text-style-name="P3" svg:width="7.845cm" svg:height="0.632cm" svg:x="6.839cm" svg:y="12.855cm"><text:p text:style-name="P8"><text:span text:style-name="T5">input id=user-id class=rounded_corner 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839cm" svg:y="13.49cm"><text:p text:style-name="P2"><text:span text:style-name="T2">ユーザ</text:span><text:span text:style-name="T2">ID</text:span><text:span text:style-name="T2">入力欄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0" draw:style-name="gr1"><draw:custom-shape draw:style-name="gr2" draw:text-style-name="P3" svg:width="7.855cm" svg:height="0.622cm" svg:x="5.315cm" svg:y="2.214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15cm" svg:y="2.835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" draw:style-name="gr1"><draw:custom-shape draw:style-name="gr12" draw:text-style-name="P3" svg:width="7.845cm" svg:height="0.865cm" svg:x="6.511cm" svg:y="8.232cm"><text:p text:style-name="P8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0" svg:width="7.841cm" svg:height="0.853cm" svg:x="6.511cm" svg:y="9.1cm"><text:p text:style-name="P9"><text:span text:style-name="T6">ページのタイトル</text:span></text:p><text:p text:style-name="P9"><text:span text:style-name="T6">「</text:span><text:span text:style-name="T6">BORG SYSTEM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" draw:style-name="gr1"><draw:custom-shape draw:style-name="gr10" draw:text-style-name="P3" svg:width="7.845cm" svg:height="0.578cm" svg:x="6.062cm" svg:y="6.336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062cm" svg:y="6.915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" draw:style-name="gr1"><draw:custom-shape draw:style-name="gr8" draw:text-style-name="P3" svg:width="7.859cm" svg:height="0.66cm" svg:x="5.623cm" svg:y="4.277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623cm" svg:y="4.937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21" draw:style-name="gr6" draw:text-style-name="P6" svg:x1="10.751cm" svg:y1="18.667cm" svg:x2="10.751cm" svg:y2="19.487cm"><text:p/></draw:line><draw:line text:anchor-type="paragraph" draw:z-index="20" draw:style-name="gr6" draw:text-style-name="P6" svg:x1="10.751cm" svg:y1="16.566cm" svg:x2="10.751cm" svg:y2="17.386cm"><text:p/></draw:line><draw:custom-shape text:anchor-type="paragraph" draw:z-index="19" draw:style-name="gr18" draw:text-style-name="P5" svg:width="2.41cm" svg:height="1.176cm" svg:x="0cm" svg:y="0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style-name="gr6" draw:text-style-name="P6" svg:x1="10.156cm" svg:y1="9.952cm" svg:x2="10.156cm" svg:y2="10.8cm"><text:p/></draw:line><draw:line text:anchor-type="paragraph" draw:z-index="14" draw:style-name="gr6" draw:text-style-name="P6" svg:x1="10.751cm" svg:y1="14.113cm" svg:x2="10.751cm" svg:y2="14.933cm"><text:p/></draw:line><draw:line text:anchor-type="paragraph" draw:z-index="11" draw:style-name="gr6" draw:text-style-name="P6" svg:x1="10.037cm" svg:y1="7.484cm" svg:x2="10.037cm" svg:y2="8.232cm"><text:p/></draw:line><draw:line text:anchor-type="paragraph" draw:z-index="10" draw:style-name="gr6" draw:text-style-name="P6" svg:x1="10.393cm" svg:y1="12.056cm" svg:x2="10.393cm" svg:y2="12.876cm"><text:p/></draw:line><draw:line text:anchor-type="paragraph" draw:z-index="8" draw:style-name="gr6" draw:text-style-name="P6" svg:x1="9.578cm" svg:y1="5.588cm" svg:x2="9.578cm" svg:y2="6.336cm"><text:p/></draw:line><draw:line text:anchor-type="paragraph" draw:z-index="6" draw:style-name="gr6" draw:text-style-name="P6" svg:x1="9.264cm" svg:y1="3.45cm" svg:x2="9.25cm" svg:y2="4.277cm"><text:p/></draw:line><draw:frame text:anchor-type="paragraph" draw:z-index="4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index.html</text:span></text:p><text:p><text:span text:style-name="T4"/></text:p><text:p><text:span text:style-name="T4">概要</text:span></text:p><text:p><text:span text:style-name="T4">　ログインのページ</text:span></text:p></draw:text-box></draw:frame><draw:line text:anchor-type="paragraph" draw:z-index="3" draw:style-name="gr6" draw:text-style-name="P6" svg:x1="6.581cm" svg:y1="1.399cm" svg:x2="6.581cm" svg:y2="2.29cm"><text:p/></draw:line><draw:custom-shape text:anchor-type="paragraph" draw:z-index="2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style-name="gr4" draw:text-style-name="P2" svg:x1="4.916cm" svg:y1="-0.191cm" svg:x2="4.916cm" svg:y2="23.659cm"><text:p/></draw:line></text:p>
      <text:p text:style-name="P1"><draw:g text:anchor-type="paragraph" draw:z-index="22" draw:style-name="gr1"><draw:custom-shape draw:style-name="gr2" draw:text-style-name="P3" svg:width="7.855cm" svg:height="0.622cm" svg:x="5.375cm" svg:y="10.384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11.005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" draw:style-name="gr1"><draw:custom-shape draw:style-name="gr2" draw:text-style-name="P3" svg:width="7.855cm" svg:height="0.622cm" svg:x="5.939cm" svg:y="2.214cm"><text:p text:style-name="P2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939cm" svg:y="2.835cm"><text:p text:style-name="P2"><text:span text:style-name="T2">JavaScript</text:span><text:span text:style-name="T2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" draw:style-name="gr1"><draw:custom-shape draw:style-name="gr2" draw:text-style-name="P3" svg:width="7.855cm" svg:height="0.622cm" svg:x="5.909cm" svg:y="8.257cm"><text:p text:style-name="P2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909cm" svg:y="8.878cm"><text:p text:style-name="P2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6" draw:style-name="gr1"><draw:custom-shape draw:style-name="gr2" draw:text-style-name="P3" svg:width="7.855cm" svg:height="0.622cm" svg:x="6.389cm" svg:y="4.203cm"><text:p text:style-name="P2"><text:span text:style-name="T1">image = new Image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389cm" svg:y="4.824cm"><text:p text:style-name="P2"><text:span text:style-name="T2">画像のオブジェクトを生成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7" draw:style-name="gr1"><draw:custom-shape draw:style-name="gr2" draw:text-style-name="P3" svg:width="7.855cm" svg:height="0.622cm" svg:x="6.389cm" svg:y="6.223cm"><text:p text:style-name="P2"><text:span text:style-name="T1">image.src = 'image/gif-load.gif'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389cm" svg:y="6.844cm"><text:p text:style-name="P2"><text:span text:style-name="T2">あらかじめローディング画面の画像をロードしておく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" draw:style-name="gr1"><draw:custom-shape draw:style-name="gr8" draw:text-style-name="P3" svg:width="7.859cm" svg:height="0.66cm" svg:x="5.83cm" svg:y="12.448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3.108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42" draw:style-name="gr1"><draw:custom-shape draw:style-name="gr10" draw:text-style-name="P3" svg:width="7.845cm" svg:height="0.578cm" svg:x="6.265cm" svg:y="14.446cm"><text:p text:style-name="P2"><text:span text:style-name="T1">div class=pag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265cm" svg:y="15.025cm"><text:p text:style-name="P2"><text:span text:style-name="T2">表示する画面別の領域のタ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5" draw:style-name="gr1"><draw:custom-shape draw:style-name="gr10" draw:text-style-name="P3" svg:width="7.845cm" svg:height="0.578cm" svg:x="6.625cm" svg:y="16.318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625cm" svg:y="16.897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" draw:style-name="gr1"><draw:custom-shape draw:style-name="gr10" draw:text-style-name="P3" svg:width="7.845cm" svg:height="0.578cm" svg:x="7.043cm" svg:y="18.101cm"><text:p text:style-name="P2"><text:span text:style-name="T1">div id=fig1 class=fig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43cm" svg:y="18.68cm"><text:p text:style-name="P2"><text:span text:style-name="T2">トップページのコンテンツ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" draw:style-name="gr1"><draw:custom-shape draw:style-name="gr12" draw:text-style-name="P3" svg:width="7.845cm" svg:height="0.865cm" svg:x="7.459cm" svg:y="19.997cm"><text:p text:style-name="P8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0" svg:width="7.841cm" svg:height="0.853cm" svg:x="7.459cm" svg:y="20.865cm"><text:p text:style-name="P9"><text:span text:style-name="T6">ページのタイトル</text:span></text:p><text:p text:style-name="P9"><text:span text:style-name="T6">「ボルグシステム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6" draw:style-name="gr1"><draw:custom-shape draw:style-name="gr8" draw:text-style-name="P3" svg:width="7.859cm" svg:height="0.66cm" svg:x="5.83cm" svg:y="12.448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3.108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23" draw:style-name="gr4" draw:text-style-name="P2" svg:x1="4.916cm" svg:y1="-0.191cm" svg:x2="4.916cm" svg:y2="23.659cm"><text:p/></draw:line><draw:custom-shape text:anchor-type="paragraph" draw:z-index="24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style-name="gr6" draw:text-style-name="P6" svg:x1="6.581cm" svg:y1="1.399cm" svg:x2="6.581cm" svg:y2="2.29cm"><text:p/></draw:line><draw:frame text:anchor-type="paragraph" draw:z-index="26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1.html</text:span></text:p><text:p><text:span text:style-name="T4"/></text:p><text:p><text:span text:style-name="T4">概要</text:span></text:p><text:p><text:span text:style-name="T4">　トップページ</text:span></text:p></draw:text-box></draw:frame><draw:line text:anchor-type="paragraph" draw:z-index="38" draw:style-name="gr6" draw:text-style-name="P6" svg:x1="9.701cm" svg:y1="3.45cm" svg:x2="9.701cm" svg:y2="4.341cm"><text:p/></draw:line><draw:line text:anchor-type="paragraph" draw:z-index="39" draw:style-name="gr6" draw:text-style-name="P6" svg:x1="10.286cm" svg:y1="5.439cm" svg:x2="10.286cm" svg:y2="6.331cm"><text:p/></draw:line><draw:line text:anchor-type="paragraph" draw:z-index="40" draw:style-name="gr6" draw:text-style-name="P6" svg:x1="10.285cm" svg:y1="7.459cm" svg:x2="10.285cm" svg:y2="8.35cm"><text:p/></draw:line><draw:line text:anchor-type="paragraph" draw:z-index="41" draw:style-name="gr6" draw:text-style-name="P6" svg:x1="9.493cm" svg:y1="9.493cm" svg:x2="9.493cm" svg:y2="10.384cm"><text:p/></draw:line><draw:line text:anchor-type="paragraph" draw:z-index="30" draw:style-name="gr6" draw:text-style-name="P6" svg:x1="9.47cm" svg:y1="11.621cm" svg:x2="9.456cm" svg:y2="12.448cm"><text:p/></draw:line><draw:line text:anchor-type="paragraph" draw:z-index="32" draw:style-name="gr6" draw:text-style-name="P6" svg:x1="9.784cm" svg:y1="13.758cm" svg:x2="9.784cm" svg:y2="14.506cm"><text:p/></draw:line><draw:line text:anchor-type="paragraph" draw:z-index="43" draw:style-name="gr6" draw:text-style-name="P6" svg:x1="10.171cm" svg:y1="15.595cm" svg:x2="10.171cm" svg:y2="16.343cm"><text:p/></draw:line><draw:line text:anchor-type="paragraph" draw:z-index="44" draw:style-name="gr6" draw:text-style-name="P6" svg:x1="10.645cm" svg:y1="17.466cm" svg:x2="10.645cm" svg:y2="18.214cm"><text:p/></draw:line><draw:line text:anchor-type="paragraph" draw:z-index="34" draw:style-name="gr6" draw:text-style-name="P6" svg:x1="11.015cm" svg:y1="19.249cm" svg:x2="11.015cm" svg:y2="19.997cm"><text:p/></draw:line><draw:line text:anchor-type="paragraph" draw:z-index="45" draw:style-name="gr6" draw:text-style-name="P6" svg:x1="11.372cm" svg:y1="21.717cm" svg:x2="11.372cm" svg:y2="22.465cm"><text:p/></draw:line><draw:circle text:anchor-type="paragraph" draw:z-index="46" draw:style-name="gr19" draw:text-style-name="P12" svg:width="1.19cm" svg:height="1.19cm" svg:x="10.749cm" svg:y="22.468cm"><text:p text:style-name="P2"><text:span text:style-name="T8">A</text:span></text:p></draw:circle></text:p>
      <text:p text:style-name="P1"><draw:g text:anchor-type="paragraph" draw:z-index="60" draw:style-name="gr1"><draw:custom-shape draw:style-name="gr20" draw:text-style-name="P3" svg:width="7.859cm" svg:height="1.019cm" svg:x="7.809cm" svg:y="15.261cm"><text:p text:style-name="P2"><text:span text:style-name="T1">button value=</text:span><text:span text:style-name="T1">取引先登録 </text:span><text:span text:style-name="T1">class=top_page_button </text:span></text:p><text:p text:style-name="P2"><text:span text:style-name="T1">right callpage button name=fig4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6.277cm"><text:p text:style-name="P2"><text:span text:style-name="T1">取引先登録</text:span><text:span text:style-name="T2">画面を開くボタン。</text:span></text:p><text:p text:style-name="P2"><text:span text:style-name="T2">「</text:span><text:span text:style-name="T1">取引先登録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9" draw:style-name="gr1"><draw:custom-shape draw:style-name="gr20" draw:text-style-name="P3" svg:width="7.859cm" svg:height="1.019cm" svg:x="7.809cm" svg:y="12.374cm"><text:p text:style-name="P2"><text:span text:style-name="T1">button value=</text:span><text:span text:style-name="T1">在庫一覧 </text:span><text:span text:style-name="T1">class =top_page_button left </text:span></text:p><text:p text:style-name="P2"><text:span text:style-name="T1">callpage button" name=fig7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3.39cm"><text:p text:style-name="P2"><text:span text:style-name="T1">在庫一覧</text:span><text:span text:style-name="T2">画面を開くボタン。</text:span></text:p><text:p text:style-name="P2"><text:span text:style-name="T2">「</text:span><text:span text:style-name="T1">在庫一覧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" draw:style-name="gr1"><draw:custom-shape draw:style-name="gr2" draw:text-style-name="P3" svg:width="7.855cm" svg:height="0.622cm" svg:x="7.454cm" svg:y="10.273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10.894cm"><text:p text:style-name="P2"><text:span text:style-name="T2">各画面へのリンクのボタン群 </text:span><text:span text:style-name="T2">2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4" draw:style-name="gr1"><draw:custom-shape draw:style-name="gr20" draw:text-style-name="P3" svg:width="7.859cm" svg:height="1.019cm" svg:x="7.809cm" svg:y="7.389cm"><text:p text:style-name="P2"><text:span text:style-name="T1">button value=</text:span><text:span text:style-name="T1">発注 </text:span><text:span text:style-name="T1">class =top_page_button right </text:span></text:p><text:p text:style-name="P2"><text:span text:style-name="T1">callpage button name=fig3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8.405cm"><text:p text:style-name="P2"><text:span text:style-name="T2">発注画面を開くボタン。</text:span></text:p><text:p text:style-name="P2"><text:span text:style-name="T2">「発注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" draw:style-name="gr1"><draw:custom-shape draw:style-name="gr2" draw:text-style-name="P3" svg:width="7.855cm" svg:height="0.622cm" svg:x="7.454cm" svg:y="2.401cm"><text:p text:style-name="P2"><text:span text:style-name="T1">div class=fig1_buttons fir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1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9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受注 </text:span><text:span text:style-name="T1">class=top_page_button left </text:span></text:p><text:p text:style-name="P2"><text:span text:style-name="T1">callpage button name=fig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2">受注画面を開くボタン。</text:span></text:p><text:p text:style-name="P2"><text:span text:style-name="T2">「受注」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47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circle text:anchor-type="paragraph" draw:z-index="63" draw:style-name="gr19" draw:text-style-name="P12" svg:width="1.19cm" svg:height="1.19cm" svg:x="11.114cm" svg:y="18.142cm"><text:p text:style-name="P2"><text:span text:style-name="T8">B</text:span></text:p></draw:circle><draw:line text:anchor-type="paragraph" draw:z-index="62" draw:style-name="gr6" draw:text-style-name="P6" svg:x1="11.698cm" svg:y1="17.254cm" svg:x2="11.698cm" svg:y2="18.145cm"><text:p/></draw:line><draw:line text:anchor-type="paragraph" draw:z-index="61" draw:style-name="gr6" draw:text-style-name="P6" svg:x1="11.698cm" svg:y1="14.397cm" svg:x2="11.698cm" svg:y2="15.288cm"><text:p/></draw:line><draw:line text:anchor-type="paragraph" draw:z-index="58" draw:style-name="gr6" draw:text-style-name="P6" svg:x1="11.698cm" svg:y1="9.382cm" svg:x2="11.698cm" svg:y2="10.273cm"><text:p/></draw:line><draw:line text:anchor-type="paragraph" draw:z-index="57" draw:style-name="gr6" draw:text-style-name="P6" svg:x1="11.423cm" svg:y1="11.509cm" svg:x2="11.423cm" svg:y2="12.4cm"><text:p/></draw:line><draw:line text:anchor-type="paragraph" draw:z-index="53" draw:style-name="gr4" draw:text-style-name="P2" svg:x1="4.916cm" svg:y1="0.113cm" svg:x2="4.916cm" svg:y2="23.83cm"><text:p/></draw:line><draw:circle text:anchor-type="paragraph" draw:z-index="52" draw:style-name="gr19" draw:text-style-name="P12" svg:width="1.19cm" svg:height="1.19cm" svg:x="10.749cm" svg:y="0.466cm"><text:p text:style-name="P2"><text:span text:style-name="T8">A</text:span></text:p></draw:circle><draw:line text:anchor-type="paragraph" draw:z-index="51" draw:style-name="gr6" draw:text-style-name="P6" svg:x1="11.372cm" svg:y1="1.654cm" svg:x2="11.372cm" svg:y2="2.403cm"><text:p/></draw:line><draw:line text:anchor-type="paragraph" draw:z-index="50" draw:style-name="gr6" draw:text-style-name="P6" svg:x1="11.423cm" svg:y1="3.637cm" svg:x2="11.423cm" svg:y2="4.528cm"><text:p/></draw:line><draw:line text:anchor-type="paragraph" draw:z-index="55" draw:style-name="gr6" draw:text-style-name="P6" svg:x1="11.698cm" svg:y1="6.525cm" svg:x2="11.698cm" svg:y2="7.416cm"><text:p/></draw:line></text:p>
      <text:p text:style-name="P1"><draw:g text:anchor-type="paragraph" draw:z-index="77" draw:style-name="gr1"><draw:custom-shape draw:style-name="gr20" draw:text-style-name="P3" svg:width="7.859cm" svg:height="1.019cm" svg:x="7.809cm" svg:y="15.261cm"><text:p text:style-name="P2"><text:span text:style-name="T1">button value=</text:span><text:span text:style-name="T1">出入金 </text:span><text:span text:style-name="T1">class=top_page_button </text:span></text:p><text:p text:style-name="P2"><text:span text:style-name="T1">right callpage button name=fig13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6.277cm"><text:p text:style-name="P2"><text:span text:style-name="T1">出入金</text:span><text:span text:style-name="T2">画面を開くボタン。</text:span></text:p><text:p text:style-name="P2"><text:span text:style-name="T2">「</text:span><text:span text:style-name="T1">出入金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6" draw:style-name="gr1"><draw:custom-shape draw:style-name="gr20" draw:text-style-name="P3" svg:width="7.859cm" svg:height="1.019cm" svg:x="7.809cm" svg:y="12.374cm"><text:p text:style-name="P2"><text:span text:style-name="T1">button value=</text:span><text:span text:style-name="T1">出入庫 </text:span><text:span text:style-name="T1">class =top_page_button left </text:span></text:p><text:p text:style-name="P2"><text:span text:style-name="T1">callpage button" name=fig1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3.39cm"><text:p text:style-name="P2"><text:span text:style-name="T1">出入庫</text:span><text:span text:style-name="T2">画面を開くボタン。</text:span></text:p><text:p text:style-name="P2"><text:span text:style-name="T2">「</text:span><text:span text:style-name="T1">出入庫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3" draw:style-name="gr1"><draw:custom-shape draw:style-name="gr2" draw:text-style-name="P3" svg:width="7.855cm" svg:height="0.622cm" svg:x="7.454cm" svg:y="10.273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10.894cm"><text:p text:style-name="P2"><text:span text:style-name="T2">各画面へのリンクのボタン群 </text:span><text:span text:style-name="T2">4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1" draw:style-name="gr1"><draw:custom-shape draw:style-name="gr20" draw:text-style-name="P3" svg:width="7.859cm" svg:height="1.019cm" svg:x="7.809cm" svg:y="7.389cm"><text:p text:style-name="P2"><text:span text:style-name="T1">button value=</text:span><text:span text:style-name="T1">統計 </text:span><text:span text:style-name="T1">class =top_page_button right </text:span></text:p><text:p text:style-name="P2"><text:span text:style-name="T1">callpage button name=fig8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8.405cm"><text:p text:style-name="P2"><text:span text:style-name="T2">統計画面を開くボタン。</text:span></text:p><text:p text:style-name="P2"><text:span text:style-name="T2">「統計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6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製品登録 </text:span><text:span text:style-name="T1">class=top_page_button left </text:span></text:p><text:p text:style-name="P2"><text:span text:style-name="T1">callpage button name=fig5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2">製品登録画面を開くボタン。</text:span></text:p><text:p text:style-name="P2"><text:span text:style-name="T2">「製品登録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5" draw:style-name="gr1"><draw:custom-shape draw:style-name="gr2" draw:text-style-name="P3" svg:width="7.855cm" svg:height="0.622cm" svg:x="7.454cm" svg:y="2.401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3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80" draw:style-name="gr19" draw:text-style-name="P12" svg:width="1.19cm" svg:height="1.19cm" svg:x="11.113cm" svg:y="18.142cm"><text:p text:style-name="P2"><text:span text:style-name="T8">C</text:span></text:p></draw:circle><draw:line text:anchor-type="paragraph" draw:z-index="79" draw:style-name="gr6" draw:text-style-name="P6" svg:x1="11.698cm" svg:y1="17.254cm" svg:x2="11.698cm" svg:y2="18.145cm"><text:p/></draw:line><draw:line text:anchor-type="paragraph" draw:z-index="78" draw:style-name="gr6" draw:text-style-name="P6" svg:x1="11.698cm" svg:y1="14.397cm" svg:x2="11.698cm" svg:y2="15.288cm"><text:p/></draw:line><draw:line text:anchor-type="paragraph" draw:z-index="75" draw:style-name="gr6" draw:text-style-name="P6" svg:x1="11.423cm" svg:y1="9.382cm" svg:x2="11.423cm" svg:y2="10.273cm"><text:p/></draw:line><draw:line text:anchor-type="paragraph" draw:z-index="74" draw:style-name="gr6" draw:text-style-name="P6" svg:x1="11.423cm" svg:y1="11.509cm" svg:x2="11.423cm" svg:y2="12.4cm"><text:p/></draw:line><draw:line text:anchor-type="paragraph" draw:z-index="72" draw:style-name="gr6" draw:text-style-name="P6" svg:x1="11.698cm" svg:y1="6.525cm" svg:x2="11.698cm" svg:y2="7.416cm"><text:p/></draw:line><draw:line text:anchor-type="paragraph" draw:z-index="70" draw:style-name="gr4" draw:text-style-name="P2" svg:x1="4.916cm" svg:y1="0.113cm" svg:x2="4.916cm" svg:y2="23.83cm"><text:p/></draw:line><draw:circle text:anchor-type="paragraph" draw:z-index="69" draw:style-name="gr19" draw:text-style-name="P12" svg:width="1.19cm" svg:height="1.19cm" svg:x="10.749cm" svg:y="0.466cm"><text:p text:style-name="P2"><text:span text:style-name="T8">B</text:span></text:p></draw:circle><draw:line text:anchor-type="paragraph" draw:z-index="68" draw:style-name="gr6" draw:text-style-name="P6" svg:x1="11.372cm" svg:y1="1.654cm" svg:x2="11.372cm" svg:y2="2.403cm"><text:p/></draw:line><draw:line text:anchor-type="paragraph" draw:z-index="67" draw:style-name="gr6" draw:text-style-name="P6" svg:x1="11.698cm" svg:y1="3.637cm" svg:x2="11.698cm" svg:y2="4.528cm"><text:p/></draw:line><draw:frame text:anchor-type="paragraph" draw:z-index="64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82" draw:style-name="gr1"><draw:custom-shape draw:style-name="gr2" draw:text-style-name="P3" svg:width="7.855cm" svg:height="0.622cm" svg:x="7.454cm" svg:y="2.401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5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3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クレーム管理 </text:span><text:span text:style-name="T1">class=top_page_button </text:span></text:p><text:p text:style-name="P2"><text:span text:style-name="T1">left callpage button name=fig1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1">クレーム管理</text:span><text:span text:style-name="T2">画面を開くボタン。</text:span></text:p><text:p text:style-name="P2"><text:span text:style-name="T2">「</text:span><text:span text:style-name="T1">クレーム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8" draw:style-name="gr1"><draw:custom-shape draw:style-name="gr22" draw:text-style-name="P3" svg:width="7.859cm" svg:height="0.675cm" svg:x="7.809cm" svg:y="7.389cm"><text:p text:style-name="P2"><text:span text:style-name="T1">div class=half_buttons top_page_button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4" svg:width="7.855cm" svg:height="0.668cm" svg:x="7.809cm" svg:y="8.063cm"><text:p text:style-name="P2"><text:span text:style-name="T2">ボタン</text:span><text:span text:style-name="T2">1</text:span><text:span text:style-name="T2">つ分の領域に</text:span><text:span text:style-name="T2">2</text:span><text:span text:style-name="T2">つのボタンを配置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1" draw:style-name="gr1"><draw:custom-shape draw:style-name="gr20" draw:text-style-name="P3" svg:width="7.859cm" svg:height="1.019cm" svg:x="8.186cm" svg:y="9.597cm"><text:p text:style-name="P2"><text:span text:style-name="T1">button value=</text:span><text:span text:style-name="T1">管理者 </text:span><text:span text:style-name="T1">class=top_page_button left </text:span></text:p><text:p text:style-name="P2"><text:span text:style-name="T1">callpage button name=fig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8.186cm" svg:y="10.613cm"><text:p text:style-name="P2"><text:span text:style-name="T1">管理者</text:span><text:span text:style-name="T2">画面を開くボタン。</text:span></text:p><text:p text:style-name="P2"><text:span text:style-name="T2">「</text:span><text:span text:style-name="T1">管理者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2" draw:style-name="gr1"><draw:custom-shape draw:style-name="gr20" draw:text-style-name="P3" svg:width="7.859cm" svg:height="1.019cm" svg:x="8.186cm" svg:y="12.485cm"><text:p text:style-name="P2"><text:span text:style-name="T1">button value=</text:span><text:span text:style-name="T1">メール機能 </text:span><text:span text:style-name="T1">class=top_page_button right </text:span></text:p><text:p text:style-name="P2"><text:span text:style-name="T1">callpage button name=fig10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8.186cm" svg:y="13.501cm"><text:p text:style-name="P2"><text:span text:style-name="T1">メール機能</text:span><text:span text:style-name="T2">画面を開くボタン。</text:span></text:p><text:p text:style-name="P2"><text:span text:style-name="T2">「</text:span><text:span text:style-name="T1">メール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7" draw:style-name="gr1"><draw:custom-shape draw:style-name="gr8" draw:text-style-name="P3" svg:width="7.859cm" svg:height="0.66cm" svg:x="5.83cm" svg:y="15.395cm"><text:p text:style-name="P2"><text:span text:style-name="T1">div id=modal class=modal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6.055cm"><text:p text:style-name="P2"><text:span text:style-name="T2">リンクリストのモーダルダイアログ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99" draw:style-name="gr1"><draw:custom-shape draw:style-name="gr8" draw:text-style-name="P3" svg:width="7.859cm" svg:height="0.66cm" svg:x="6.276cm" svg:y="17.521cm"><text:p text:style-name="P2"><text:span text:style-name="T1">ul id="link-list"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276cm" svg:y="18.181cm"><text:p text:style-name="P2"><text:span text:style-name="T2">リンクのリスト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01" draw:style-name="gr1"><draw:custom-shape draw:style-name="gr8" draw:text-style-name="P3" svg:width="7.859cm" svg:height="0.66cm" svg:x="6.653cm" svg:y="19.75cm"><text:p text:style-name="P2"><text:span text:style-name="T1">li name="fig2" class="callpage link-button"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0.41cm"><text:p text:style-name="P2"><text:span text:style-name="T2">受注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frame text:anchor-type="paragraph" draw:z-index="81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84" draw:style-name="gr6" draw:text-style-name="P6" svg:x1="11.423cm" svg:y1="3.637cm" svg:x2="11.423cm" svg:y2="4.528cm"><text:p/></draw:line><draw:line text:anchor-type="paragraph" draw:z-index="85" draw:style-name="gr6" draw:text-style-name="P6" svg:x1="11.372cm" svg:y1="1.654cm" svg:x2="11.372cm" svg:y2="2.403cm"><text:p/></draw:line><draw:circle text:anchor-type="paragraph" draw:z-index="86" draw:style-name="gr19" draw:text-style-name="P12" svg:width="1.19cm" svg:height="1.19cm" svg:x="10.749cm" svg:y="0.466cm"><text:p text:style-name="P2"><text:span text:style-name="T8">C</text:span></text:p></draw:circle><draw:line text:anchor-type="paragraph" draw:z-index="87" draw:style-name="gr4" draw:text-style-name="P2" svg:x1="4.916cm" svg:y1="0.113cm" svg:x2="4.916cm" svg:y2="23.83cm"><text:p/></draw:line><draw:line text:anchor-type="paragraph" draw:z-index="89" draw:style-name="gr6" draw:text-style-name="P6" svg:x1="11.663cm" svg:y1="6.525cm" svg:x2="11.663cm" svg:y2="7.416cm"><text:p/></draw:line><draw:line text:anchor-type="paragraph" draw:z-index="90" draw:style-name="gr6" draw:text-style-name="P6" svg:x1="11.663cm" svg:y1="8.729cm" svg:x2="11.663cm" svg:y2="9.62cm"><text:p/></draw:line><draw:line text:anchor-type="paragraph" draw:z-index="93" draw:style-name="gr6" draw:text-style-name="P6" svg:x1="12.107cm" svg:y1="11.594cm" svg:x2="12.107cm" svg:y2="12.485cm"><text:p/></draw:line><draw:line text:anchor-type="paragraph" draw:z-index="94" draw:style-name="gr6" draw:text-style-name="P6" svg:x1="12.143cm" svg:y1="14.508cm" svg:x2="12.143cm" svg:y2="15.399cm"><text:p/></draw:line><draw:circle text:anchor-type="paragraph" draw:z-index="95" draw:style-name="gr19" draw:text-style-name="P12" svg:width="1.19cm" svg:height="1.19cm" svg:x="10.019cm" svg:y="21.948cm"><text:p text:style-name="P2"><text:span text:style-name="T8">D</text:span></text:p></draw:circle><draw:line text:anchor-type="paragraph" draw:z-index="98" draw:style-name="gr6" draw:text-style-name="P6" svg:x1="9.813cm" svg:y1="16.706cm" svg:x2="9.813cm" svg:y2="17.597cm"><text:p/></draw:line><draw:line text:anchor-type="paragraph" draw:z-index="100" draw:style-name="gr6" draw:text-style-name="P6" svg:x1="10.259cm" svg:y1="18.831cm" svg:x2="10.259cm" svg:y2="19.722cm"><text:p/></draw:line><draw:line text:anchor-type="paragraph" draw:z-index="102" draw:style-name="gr6" draw:text-style-name="P6" svg:x1="10.636cm" svg:y1="21.061cm" svg:x2="10.636cm" svg:y2="21.952cm"><text:p/></draw:line></text:p>
      <text:p text:style-name="P1"><draw:g text:anchor-type="paragraph" draw:z-index="121" draw:style-name="gr1"><draw:custom-shape draw:style-name="gr26" draw:text-style-name="P3" svg:width="7.862cm" svg:height="0.886cm" svg:x="7.717cm" svg:y="18.38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9.265cm"><text:p text:style-name="P2"><text:span text:style-name="T2">改行なしで文字を表示するタグ。</text:span></text:p><text:p text:style-name="P2"><text:span text:style-name="T2">「</text:span><text:span text:style-name="T2">在庫一覧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9" draw:style-name="gr1"><draw:custom-shape draw:style-name="gr24" draw:text-style-name="P3" svg:width="7.862cm" svg:height="0.66cm" svg:x="7.237cm" svg:y="16.187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6.84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7" draw:style-name="gr1"><draw:custom-shape draw:style-name="gr8" draw:text-style-name="P3" svg:width="7.859cm" svg:height="0.66cm" svg:x="6.653cm" svg:y="13.993cm"><text:p text:style-name="P2"><text:span text:style-name="T1">li name=fig7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4.653cm"><text:p text:style-name="P2"><text:span text:style-name="T2">在庫一覧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15" draw:style-name="gr1"><draw:custom-shape draw:style-name="gr26" draw:text-style-name="P3" svg:width="7.862cm" svg:height="0.886cm" svg:x="7.717cm" svg:y="11.388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2.273cm"><text:p text:style-name="P2"><text:span text:style-name="T2">改行なしで文字を表示するタグ。</text:span></text:p><text:p text:style-name="P2"><text:span text:style-name="T2">「発注伝票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3" draw:style-name="gr1"><draw:custom-shape draw:style-name="gr24" draw:text-style-name="P3" svg:width="7.862cm" svg:height="0.66cm" svg:x="7.237cm" svg:y="9.195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9.855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0" draw:style-name="gr1"><draw:custom-shape draw:style-name="gr8" draw:text-style-name="P3" svg:width="7.859cm" svg:height="0.66cm" svg:x="6.653cm" svg:y="7.001cm"><text:p text:style-name="P2"><text:span text:style-name="T1">li name=fig3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7.661cm"><text:p text:style-name="P2"><text:span text:style-name="T2">発注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09" draw:style-name="gr1"><draw:custom-shape draw:style-name="gr26" draw:text-style-name="P3" svg:width="7.862cm" svg:height="0.886cm" svg:x="7.717cm" svg:y="4.46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5.348cm"><text:p text:style-name="P2"><text:span text:style-name="T2">改行なしで文字を表示するタグ。</text:span></text:p><text:p text:style-name="P2"><text:span text:style-name="T2">「受注伝票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06" draw:style-name="gr1"><draw:custom-shape draw:style-name="gr24" draw:text-style-name="P3" svg:width="7.862cm" svg:height="0.66cm" svg:x="7.237cm" svg:y="2.27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2.93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ircle text:anchor-type="paragraph" draw:z-index="123" draw:style-name="gr19" draw:text-style-name="P12" svg:width="1.19cm" svg:height="1.19cm" svg:x="10.978cm" svg:y="20.96cm"><text:p text:style-name="P2"><text:span text:style-name="T8">E</text:span></text:p></draw:circle><draw:line text:anchor-type="paragraph" draw:z-index="122" draw:style-name="gr6" draw:text-style-name="P6" svg:x1="11.598cm" svg:y1="20.138cm" svg:x2="11.598cm" svg:y2="21.029cm"><text:p/></draw:line><draw:line text:anchor-type="paragraph" draw:z-index="120" draw:style-name="gr6" draw:text-style-name="P6" svg:x1="11.151cm" svg:y1="17.498cm" svg:x2="11.151cm" svg:y2="18.389cm"><text:p/></draw:line><draw:line text:anchor-type="paragraph" draw:z-index="118" draw:style-name="gr6" draw:text-style-name="P6" svg:x1="10.636cm" svg:y1="15.304cm" svg:x2="10.636cm" svg:y2="16.195cm"><text:p/></draw:line><draw:line text:anchor-type="paragraph" draw:z-index="116" draw:style-name="gr6" draw:text-style-name="P6" svg:x1="11.598cm" svg:y1="13.146cm" svg:x2="11.598cm" svg:y2="14.037cm"><text:p/></draw:line><draw:line text:anchor-type="paragraph" draw:z-index="114" draw:style-name="gr6" draw:text-style-name="P6" svg:x1="11.151cm" svg:y1="10.506cm" svg:x2="11.151cm" svg:y2="11.397cm"><text:p/></draw:line><draw:line text:anchor-type="paragraph" draw:z-index="112" draw:style-name="gr6" draw:text-style-name="P6" svg:x1="11.598cm" svg:y1="6.221cm" svg:x2="11.598cm" svg:y2="7.112cm"><text:p/></draw:line><draw:line text:anchor-type="paragraph" draw:z-index="111" draw:style-name="gr6" draw:text-style-name="P6" svg:x1="10.636cm" svg:y1="8.311cm" svg:x2="10.636cm" svg:y2="9.202cm"><text:p/></draw:line><draw:line text:anchor-type="paragraph" draw:z-index="108" draw:style-name="gr6" draw:text-style-name="P6" svg:x1="11.151cm" svg:y1="3.581cm" svg:x2="11.151cm" svg:y2="4.472cm"><text:p/></draw:line><draw:line text:anchor-type="paragraph" draw:z-index="107" draw:style-name="gr6" draw:text-style-name="P6" svg:x1="10.636cm" svg:y1="1.445cm" svg:x2="10.636cm" svg:y2="2.336cm"><text:p/></draw:line><draw:circle text:anchor-type="paragraph" draw:z-index="105" draw:style-name="gr19" draw:text-style-name="P12" svg:width="1.19cm" svg:height="1.19cm" svg:x="10.019cm" svg:y="0.256cm"><text:p text:style-name="P2"><text:span text:style-name="T8">D</text:span></text:p></draw:circle><draw:line text:anchor-type="paragraph" draw:z-index="104" draw:style-name="gr4" draw:text-style-name="P2" svg:x1="4.916cm" svg:y1="0.113cm" svg:x2="4.916cm" svg:y2="23.83cm"><text:p/></draw:line><draw:frame text:anchor-type="paragraph" draw:z-index="103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45" draw:style-name="gr1"><draw:custom-shape draw:style-name="gr26" draw:text-style-name="P3" svg:width="7.862cm" svg:height="0.886cm" svg:x="7.713cm" svg:y="20.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3cm" svg:y="21.015cm"><text:p text:style-name="P2"><text:span text:style-name="T2">改行なしで文字を表示するタグ。</text:span></text:p><text:p text:style-name="P2"><text:span text:style-name="T2">「</text:span><text:span text:style-name="T2">統計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43" draw:style-name="gr1"><draw:custom-shape draw:style-name="gr24" draw:text-style-name="P3" svg:width="7.862cm" svg:height="0.66cm" svg:x="7.237cm" svg:y="18.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8.8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41" draw:style-name="gr1"><draw:custom-shape draw:style-name="gr8" draw:text-style-name="P3" svg:width="7.859cm" svg:height="0.66cm" svg:x="6.653cm" svg:y="16.016cm"><text:p text:style-name="P2"><text:span text:style-name="T1">li name=fig8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6.676cm"><text:p text:style-name="P2"><text:span text:style-name="T2">統計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38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製品登録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6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4" draw:style-name="gr1"><draw:custom-shape draw:style-name="gr8" draw:text-style-name="P3" svg:width="7.859cm" svg:height="0.66cm" svg:x="6.653cm" svg:y="9.126cm"><text:p text:style-name="P2"><text:span text:style-name="T1">li name=fig5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製品登録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32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取引先登録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0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28" draw:style-name="gr1"><draw:custom-shape draw:style-name="gr8" draw:text-style-name="P3" svg:width="7.859cm" svg:height="0.66cm" svg:x="6.653cm" svg:y="2.134cm"><text:p text:style-name="P2"><text:span text:style-name="T1">li name=fig4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取引先登録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146" draw:style-name="gr6" draw:text-style-name="P6" svg:x1="11.596cm" svg:y1="15.272cm" svg:x2="11.596cm" svg:y2="16.163cm"><text:p/></draw:line><draw:line text:anchor-type="paragraph" draw:z-index="144" draw:style-name="gr6" draw:text-style-name="P6" svg:x1="11.151cm" svg:y1="19.521cm" svg:x2="11.151cm" svg:y2="20.191cm"><text:p/></draw:line><draw:line text:anchor-type="paragraph" draw:z-index="142" draw:style-name="gr6" draw:text-style-name="P6" svg:x1="10.636cm" svg:y1="17.327cm" svg:x2="10.636cm" svg:y2="18.218cm"><text:p/></draw:line><draw:line text:anchor-type="paragraph" draw:z-index="127" draw:style-name="gr6" draw:text-style-name="P6" svg:x1="11.596cm" svg:y1="1.244cm" svg:x2="11.596cm" svg:y2="2.135cm"><text:p/></draw:line><draw:circle text:anchor-type="paragraph" draw:z-index="126" draw:style-name="gr19" draw:text-style-name="P12" svg:width="1.19cm" svg:height="1.19cm" svg:x="10.978cm" svg:y="0.055cm"><text:p text:style-name="P2"><text:span text:style-name="T8">E</text:span></text:p></draw:circle><draw:circle text:anchor-type="paragraph" draw:z-index="140" draw:style-name="gr19" draw:text-style-name="P12" svg:width="1.19cm" svg:height="1.19cm" svg:x="10.978cm" svg:y="22.699cm"><text:p text:style-name="P2"><text:span text:style-name="T8">F</text:span></text:p></draw:circle><draw:line text:anchor-type="paragraph" draw:z-index="139" draw:style-name="gr6" draw:text-style-name="P6" svg:x1="11.598cm" svg:y1="21.742cm" svg:x2="11.598cm" svg:y2="22.7cm"><text:p/></draw:line><draw:line text:anchor-type="paragraph" draw:z-index="137" draw:style-name="gr6" draw:text-style-name="P6" svg:x1="11.151cm" svg:y1="12.631cm" svg:x2="11.151cm" svg:y2="13.522cm"><text:p/></draw:line><draw:line text:anchor-type="paragraph" draw:z-index="135" draw:style-name="gr6" draw:text-style-name="P6" svg:x1="10.636cm" svg:y1="10.437cm" svg:x2="10.636cm" svg:y2="11.328cm"><text:p/></draw:line><draw:line text:anchor-type="paragraph" draw:z-index="133" draw:style-name="gr6" draw:text-style-name="P6" svg:x1="11.598cm" svg:y1="8.28cm" svg:x2="11.598cm" svg:y2="9.171cm"><text:p/></draw:line><draw:line text:anchor-type="paragraph" draw:z-index="131" draw:style-name="gr6" draw:text-style-name="P6" svg:x1="11.151cm" svg:y1="5.639cm" svg:x2="11.151cm" svg:y2="6.53cm"><text:p/></draw:line><draw:line text:anchor-type="paragraph" draw:z-index="129" draw:style-name="gr6" draw:text-style-name="P6" svg:x1="10.636cm" svg:y1="3.445cm" svg:x2="10.636cm" svg:y2="4.336cm"><text:p/></draw:line><draw:line text:anchor-type="paragraph" draw:z-index="125" draw:style-name="gr4" draw:text-style-name="P2" svg:x1="4.916cm" svg:y1="0.113cm" svg:x2="4.916cm" svg:y2="23.83cm"><text:p/></draw:line><draw:frame text:anchor-type="paragraph" draw:z-index="124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51" draw:style-name="gr1"><draw:custom-shape draw:style-name="gr8" draw:text-style-name="P3" svg:width="7.859cm" svg:height="0.66cm" svg:x="6.653cm" svg:y="2.134cm"><text:p text:style-name="P2"><text:span text:style-name="T1">li name=fig9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管理者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53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55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管理者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57" draw:style-name="gr1"><draw:custom-shape draw:style-name="gr8" draw:text-style-name="P3" svg:width="7.859cm" svg:height="0.66cm" svg:x="6.653cm" svg:y="9.126cm"><text:p text:style-name="P2"><text:span text:style-name="T1">li name=fig10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メール機能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59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1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メール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4" draw:style-name="gr1"><draw:custom-shape draw:style-name="gr8" draw:text-style-name="P3" svg:width="7.859cm" svg:height="0.66cm" svg:x="6.653cm" svg:y="16.016cm"><text:p text:style-name="P2"><text:span text:style-name="T1">li name=fig11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6.676cm"><text:p text:style-name="P2"><text:span text:style-name="T2">クレーム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66" draw:style-name="gr1"><draw:custom-shape draw:style-name="gr24" draw:text-style-name="P3" svg:width="7.862cm" svg:height="0.66cm" svg:x="7.237cm" svg:y="18.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8.8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8" draw:style-name="gr1"><draw:custom-shape draw:style-name="gr26" draw:text-style-name="P3" svg:width="7.862cm" svg:height="0.886cm" svg:x="7.713cm" svg:y="20.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3cm" svg:y="21.015cm"><text:p text:style-name="P2"><text:span text:style-name="T2">改行なしで文字を表示するタグ。</text:span></text:p><text:p text:style-name="P2"><text:span text:style-name="T2">「</text:span><text:span text:style-name="T2">クレーム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frame text:anchor-type="paragraph" draw:z-index="147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148" draw:style-name="gr4" draw:text-style-name="P2" svg:x1="4.916cm" svg:y1="0.113cm" svg:x2="4.916cm" svg:y2="23.83cm"><text:p/></draw:line><draw:circle text:anchor-type="paragraph" draw:z-index="149" draw:style-name="gr19" draw:text-style-name="P12" svg:width="1.19cm" svg:height="1.19cm" svg:x="10.978cm" svg:y="0.055cm"><text:p text:style-name="P2"><text:span text:style-name="T8">F</text:span></text:p></draw:circle><draw:line text:anchor-type="paragraph" draw:z-index="150" draw:style-name="gr6" draw:text-style-name="P6" svg:x1="11.596cm" svg:y1="1.244cm" svg:x2="11.596cm" svg:y2="2.135cm"><text:p/></draw:line><draw:line text:anchor-type="paragraph" draw:z-index="152" draw:style-name="gr6" draw:text-style-name="P6" svg:x1="10.636cm" svg:y1="3.445cm" svg:x2="10.636cm" svg:y2="4.336cm"><text:p/></draw:line><draw:line text:anchor-type="paragraph" draw:z-index="154" draw:style-name="gr6" draw:text-style-name="P6" svg:x1="11.151cm" svg:y1="5.639cm" svg:x2="11.151cm" svg:y2="6.53cm"><text:p/></draw:line><draw:line text:anchor-type="paragraph" draw:z-index="156" draw:style-name="gr6" draw:text-style-name="P6" svg:x1="11.598cm" svg:y1="8.28cm" svg:x2="11.598cm" svg:y2="9.171cm"><text:p/></draw:line><draw:line text:anchor-type="paragraph" draw:z-index="158" draw:style-name="gr6" draw:text-style-name="P6" svg:x1="10.636cm" svg:y1="10.437cm" svg:x2="10.636cm" svg:y2="11.328cm"><text:p/></draw:line><draw:line text:anchor-type="paragraph" draw:z-index="160" draw:style-name="gr6" draw:text-style-name="P6" svg:x1="11.151cm" svg:y1="12.631cm" svg:x2="11.151cm" svg:y2="13.522cm"><text:p/></draw:line><draw:line text:anchor-type="paragraph" draw:z-index="162" draw:style-name="gr6" draw:text-style-name="P6" svg:x1="11.598cm" svg:y1="21.742cm" svg:x2="11.598cm" svg:y2="22.7cm"><text:p/></draw:line><draw:circle text:anchor-type="paragraph" draw:z-index="163" draw:style-name="gr19" draw:text-style-name="P12" svg:width="1.19cm" svg:height="1.19cm" svg:x="10.978cm" svg:y="22.699cm"><text:p text:style-name="P2"><text:span text:style-name="T8">G</text:span></text:p></draw:circle><draw:line text:anchor-type="paragraph" draw:z-index="165" draw:style-name="gr6" draw:text-style-name="P6" svg:x1="10.636cm" svg:y1="17.327cm" svg:x2="10.636cm" svg:y2="18.218cm"><text:p/></draw:line><draw:line text:anchor-type="paragraph" draw:z-index="167" draw:style-name="gr6" draw:text-style-name="P6" svg:x1="11.151cm" svg:y1="19.521cm" svg:x2="11.151cm" svg:y2="20.191cm"><text:p/></draw:line><draw:line text:anchor-type="paragraph" draw:z-index="169" draw:style-name="gr6" draw:text-style-name="P6" svg:x1="11.596cm" svg:y1="15.272cm" svg:x2="11.596cm" svg:y2="16.163cm"><text:p/></draw:line></text:p>
      <text:p text:style-name="P1"><draw:g text:anchor-type="paragraph" draw:z-index="189" draw:style-name="gr1"><draw:custom-shape draw:style-name="gr8" draw:text-style-name="P3" svg:width="7.859cm" svg:height="0.66cm" svg:x="5.83cm" svg:y="18.172cm"><text:p text:style-name="P2"><text:span text:style-name="T1">div id=loading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8.832cm"><text:p text:style-name="P2"><text:span text:style-name="T2">ローディング画面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87" draw:style-name="gr1"><draw:custom-shape draw:style-name="gr8" draw:text-style-name="P3" svg:width="7.859cm" svg:height="0.66cm" svg:x="5.83cm" svg:y="16.046cm"><text:p text:style-name="P2"><text:span text:style-name="T1">div id=chooseListSave class=modal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6.706cm"><text:p text:style-name="P2"><text:span text:style-name="T2">リストの編集確認モーダルダイアログ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84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入出金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82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80" draw:style-name="gr1"><draw:custom-shape draw:style-name="gr8" draw:text-style-name="P3" svg:width="7.859cm" svg:height="0.66cm" svg:x="6.653cm" svg:y="9.126cm"><text:p text:style-name="P2"><text:span text:style-name="T1">li name=fig13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入出金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78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入出庫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76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74" draw:style-name="gr1"><draw:custom-shape draw:style-name="gr8" draw:text-style-name="P3" svg:width="7.859cm" svg:height="0.66cm" svg:x="6.653cm" svg:y="2.134cm"><text:p text:style-name="P2"><text:span text:style-name="T1">li name=fig12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入出庫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190" draw:style-name="gr6" draw:text-style-name="P6" svg:x1="9.813cm" svg:y1="19.482cm" svg:x2="9.813cm" svg:y2="20.373cm"><text:p/></draw:line><draw:line text:anchor-type="paragraph" draw:z-index="188" draw:style-name="gr6" draw:text-style-name="P6" svg:x1="9.813cm" svg:y1="17.357cm" svg:x2="9.813cm" svg:y2="18.248cm"><text:p/></draw:line><draw:line text:anchor-type="paragraph" draw:z-index="186" draw:style-name="gr6" draw:text-style-name="P6" svg:x1="11.596cm" svg:y1="15.272cm" svg:x2="11.596cm" svg:y2="16.163cm"><text:p/></draw:line><draw:circle text:anchor-type="paragraph" draw:z-index="185" draw:style-name="gr19" draw:text-style-name="P12" svg:width="1.19cm" svg:height="1.19cm" svg:x="9.197cm" svg:y="20.334cm"><text:p text:style-name="P2"><text:span text:style-name="T8">H</text:span></text:p></draw:circle><draw:line text:anchor-type="paragraph" draw:z-index="183" draw:style-name="gr6" draw:text-style-name="P6" svg:x1="11.151cm" svg:y1="12.631cm" svg:x2="11.151cm" svg:y2="13.522cm"><text:p/></draw:line><draw:line text:anchor-type="paragraph" draw:z-index="181" draw:style-name="gr6" draw:text-style-name="P6" svg:x1="10.636cm" svg:y1="10.437cm" svg:x2="10.636cm" svg:y2="11.328cm"><text:p/></draw:line><draw:line text:anchor-type="paragraph" draw:z-index="179" draw:style-name="gr6" draw:text-style-name="P6" svg:x1="11.598cm" svg:y1="8.28cm" svg:x2="11.598cm" svg:y2="9.171cm"><text:p/></draw:line><draw:line text:anchor-type="paragraph" draw:z-index="177" draw:style-name="gr6" draw:text-style-name="P6" svg:x1="11.151cm" svg:y1="5.639cm" svg:x2="11.151cm" svg:y2="6.53cm"><text:p/></draw:line><draw:line text:anchor-type="paragraph" draw:z-index="175" draw:style-name="gr6" draw:text-style-name="P6" svg:x1="10.636cm" svg:y1="3.445cm" svg:x2="10.636cm" svg:y2="4.336cm"><text:p/></draw:line><draw:line text:anchor-type="paragraph" draw:z-index="173" draw:style-name="gr6" draw:text-style-name="P6" svg:x1="11.596cm" svg:y1="1.244cm" svg:x2="11.596cm" svg:y2="2.135cm"><text:p/></draw:line><draw:circle text:anchor-type="paragraph" draw:z-index="172" draw:style-name="gr19" draw:text-style-name="P12" svg:width="1.19cm" svg:height="1.19cm" svg:x="10.978cm" svg:y="0.055cm"><text:p text:style-name="P2"><text:span text:style-name="T8">G</text:span></text:p></draw:circle><draw:line text:anchor-type="paragraph" draw:z-index="171" draw:style-name="gr4" draw:text-style-name="P2" svg:x1="4.916cm" svg:y1="0.113cm" svg:x2="4.916cm" svg:y2="23.83cm"><text:p/></draw:line><draw:frame text:anchor-type="paragraph" draw:z-index="170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94" draw:style-name="gr1"><draw:custom-shape draw:style-name="gr24" draw:text-style-name="P3" svg:width="7.862cm" svg:height="0.66cm" svg:x="6.175cm" svg:y="2.057cm"><text:p text:style-name="P2"><text:span text:style-name="T1">img src=images/gif-load.gif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6.175cm" svg:y="2.717cm"><text:p text:style-name="P2"><text:span text:style-name="T2">ローディング画面用</text:span><text:span text:style-name="T2">gif</text:span><text:span text:style-name="T2">画像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97" draw:style-name="gr1"><draw:custom-shape draw:style-name="gr28" draw:text-style-name="P3" svg:width="7.859cm" svg:height="0.93cm" svg:x="6.172cm" svg:y="4.3cm"><text:p text:style-name="P2"><text:span text:style-name="T1">p id=loading-titl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29" draw:text-style-name="P4" svg:width="7.855cm" svg:height="0.918cm" svg:x="6.172cm" svg:y="5.23cm"><text:p text:style-name="P2"><text:span text:style-name="T2">ローディング画面タイトル。</text:span></text:p><text:p text:style-name="P2"><text:span text:style-name="T2">「ボルグシステム販売管理システム」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0" draw:style-name="gr1"><draw:custom-shape draw:style-name="gr30" draw:text-style-name="P3" svg:width="7.859cm" svg:height="0.932cm" svg:x="6.175cm" svg:y="7.01cm"><text:p text:style-name="P2"><text:span text:style-name="T1">p id=loading-notic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1" draw:text-style-name="P4" svg:width="7.855cm" svg:height="0.92cm" svg:x="6.175cm" svg:y="7.941cm"><text:p text:style-name="P2"><text:span text:style-name="T2">ローディング画面の短いメッセージ。</text:span></text:p><text:p text:style-name="P2"><text:span text:style-name="T2">「起動中です。」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1" draw:style-name="gr1"><draw:custom-shape draw:style-name="gr32" draw:text-style-name="P3" svg:width="7.859cm" svg:height="0.853cm" svg:x="5.83cm" svg:y="9.74cm"><text:p text:style-name="P2"><text:span text:style-name="T1">script type=text/javascript </text:span></text:p><text:p text:style-name="P2"><text:span text:style-name="T1">src=js/jquery-1.11.0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0.592cm"><text:p text:style-name="P2"><text:span text:style-name="T2">jQuery</text:span><text:span text:style-name="T2">の本体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3" draw:style-name="gr1"><draw:custom-shape draw:style-name="gr32" draw:text-style-name="P3" svg:width="7.859cm" svg:height="0.853cm" svg:x="5.83cm" svg:y="12.278cm"><text:p text:style-name="P2"><text:span text:style-name="T1">script type=text/javascript</text:span></text:p><text:p text:style-name="P2"><text:span text:style-name="T1">src=js/jquery-ui-1.9.2.custom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3.13cm"><text:p text:style-name="P2"><text:span text:style-name="T2">多機能ライブラリ </text:span><text:span text:style-name="T2">jQuery UI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5" draw:style-name="gr1"><draw:custom-shape draw:style-name="gr32" draw:text-style-name="P3" svg:width="7.859cm" svg:height="0.853cm" svg:x="5.83cm" svg:y="14.78cm"><text:p text:style-name="P2"><text:span text:style-name="T1">script type=text/javascript</text:span></text:p><text:p text:style-name="P2"><text:span text:style-name="T1">src=js/ui.dropdownchecklist-1.4-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5.632cm"><text:p text:style-name="P2"><text:span text:style-name="T2">プルダウン形式のチェックボックスを実装する</text:span></text:p><text:p text:style-name="P2"><text:span text:style-name="T2">ライブラリ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7" draw:style-name="gr1"><draw:custom-shape draw:style-name="gr32" draw:text-style-name="P3" svg:width="7.859cm" svg:height="0.853cm" svg:x="5.83cm" svg:y="17.385cm"><text:p text:style-name="P2"><text:span text:style-name="T1">script type=text/javascript </text:span></text:p><text:p text:style-name="P2"><text:span text:style-name="T1">src=js/jquery.jqGrid.src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8.237cm"><text:p text:style-name="P2"><text:span text:style-name="T2">表のプラグイン</text:span><text:span text:style-name="T2">jqGrid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9" draw:style-name="gr1"><draw:custom-shape draw:style-name="gr32" draw:text-style-name="P3" svg:width="7.859cm" svg:height="0.853cm" svg:x="5.83cm" svg:y="19.955cm"><text:p text:style-name="P2"><text:span text:style-name="T1">script type=text/javascript src=js/grid.locale-ja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0.807cm"><text:p text:style-name="P2"><text:span text:style-name="T2">jqGrid</text:span><text:span text:style-name="T2">の日本語ローカライズプラグインを読み込む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frame text:anchor-type="paragraph" draw:z-index="191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192" draw:style-name="gr4" draw:text-style-name="P2" svg:x1="4.916cm" svg:y1="0.113cm" svg:x2="4.916cm" svg:y2="23.83cm"><text:p/></draw:line><draw:line text:anchor-type="paragraph" draw:z-index="193" draw:style-name="gr6" draw:text-style-name="P6" svg:x1="10.194cm" svg:y1="6.147cm" svg:x2="10.194cm" svg:y2="7.038cm"><text:p/></draw:line><draw:line text:anchor-type="paragraph" draw:z-index="195" draw:style-name="gr6" draw:text-style-name="P6" svg:x1="10.156cm" svg:y1="3.403cm" svg:x2="10.156cm" svg:y2="4.294cm"><text:p/></draw:line><draw:circle text:anchor-type="paragraph" draw:z-index="196" draw:style-name="gr19" draw:text-style-name="P12" svg:width="1.19cm" svg:height="1.19cm" svg:x="9.197cm" svg:y="0.053cm"><text:p text:style-name="P2"><text:span text:style-name="T8">H</text:span></text:p></draw:circle><draw:line text:anchor-type="paragraph" draw:z-index="198" draw:style-name="gr6" draw:text-style-name="P6" svg:x1="9.813cm" svg:y1="1.244cm" svg:x2="9.813cm" svg:y2="2.135cm"><text:p/></draw:line><draw:line text:anchor-type="paragraph" draw:z-index="199" draw:style-name="gr6" draw:text-style-name="P6" svg:x1="10.194cm" svg:y1="8.86cm" svg:x2="10.194cm" svg:y2="9.751cm"><text:p/></draw:line><draw:line text:anchor-type="paragraph" draw:z-index="202" draw:style-name="gr6" draw:text-style-name="P6" svg:x1="9.813cm" svg:y1="11.432cm" svg:x2="9.813cm" svg:y2="12.323cm"><text:p/></draw:line><draw:line text:anchor-type="paragraph" draw:z-index="204" draw:style-name="gr6" draw:text-style-name="P6" svg:x1="9.813cm" svg:y1="13.97cm" svg:x2="9.813cm" svg:y2="14.861cm"><text:p/></draw:line><draw:line text:anchor-type="paragraph" draw:z-index="206" draw:style-name="gr6" draw:text-style-name="P6" svg:x1="9.813cm" svg:y1="16.471cm" svg:x2="9.813cm" svg:y2="17.362cm"><text:p/></draw:line><draw:line text:anchor-type="paragraph" draw:z-index="208" draw:style-name="gr6" draw:text-style-name="P6" svg:x1="9.813cm" svg:y1="19.076cm" svg:x2="9.813cm" svg:y2="19.967cm"><text:p/></draw:line><draw:line text:anchor-type="paragraph" draw:z-index="210" draw:style-name="gr6" draw:text-style-name="P6" svg:x1="9.813cm" svg:y1="21.646cm" svg:x2="9.813cm" svg:y2="22.537cm"><text:p/></draw:line><draw:circle text:anchor-type="paragraph" draw:z-index="211" draw:style-name="gr19" draw:text-style-name="P12" svg:width="1.19cm" svg:height="1.19cm" svg:x="9.197cm" svg:y="22.535cm"><text:p text:style-name="P2"><text:span text:style-name="T8">I</text:span></text:p></draw:circle></text:p>
      <text:p text:style-name="P1"><draw:g text:anchor-type="paragraph" draw:z-index="231" draw:style-name="gr1"><draw:custom-shape draw:style-name="gr32" draw:text-style-name="P3" svg:width="7.859cm" svg:height="0.853cm" svg:x="5.83cm" svg:y="19.988cm"><text:p text:style-name="P2"><text:span text:style-name="T1">script type=text/javascript src=js/toppageload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0.84cm"><text:p text:style-name="P2"><text:span text:style-name="T2">トップページ読み込みの処理のファイル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9" draw:style-name="gr1"><draw:custom-shape draw:style-name="gr32" draw:text-style-name="P3" svg:width="7.859cm" svg:height="0.853cm" svg:x="5.83cm" svg:y="17.418cm"><text:p text:style-name="P2"><text:span text:style-name="T1">script type=text/javascript </text:span></text:p><text:p text:style-name="P2"><text:span text:style-name="T1">src=js/ma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8.27cm"><text:p text:style-name="P2"><text:span text:style-name="T2">自己定義のデータをまとめたファイル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7" draw:style-name="gr1"><draw:custom-shape draw:style-name="gr32" draw:text-style-name="P3" svg:width="7.859cm" svg:height="0.853cm" svg:x="5.83cm" svg:y="14.813cm"><text:p text:style-name="P2"><text:span text:style-name="T1">script type=text/javascript</text:span></text:p><text:p text:style-name="P2"><text:span text:style-name="T1">src=js/jquery-ui-i18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5.665cm"><text:p text:style-name="P2"><text:span text:style-name="T2">jQuery UI</text:span><text:span text:style-name="T2">の日本語ローカライズプラグインを</text:span></text:p><text:p text:style-name="P2"><text:span text:style-name="T2">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5" draw:style-name="gr1"><draw:custom-shape draw:style-name="gr32" draw:text-style-name="P3" svg:width="7.859cm" svg:height="0.853cm" svg:x="5.83cm" svg:y="12.312cm"><text:p text:style-name="P2"><text:span text:style-name="T1">script type=text/javascript</text:span></text:p><text:p text:style-name="P2"><text:span text:style-name="T1">src=js/jquery.powertip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3.164cm"><text:p text:style-name="P2"><text:span text:style-name="T2">ツールチップのプラグイン</text:span><text:span text:style-name="T2">powertip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2" draw:style-name="gr1"><draw:custom-shape draw:style-name="gr32" draw:text-style-name="P3" svg:width="7.859cm" svg:height="0.853cm" svg:x="5.83cm" svg:y="9.774cm"><text:p text:style-name="P2"><text:span text:style-name="T1">script type=text/javascript </text:span></text:p><text:p text:style-name="P2"><text:span text:style-name="T1">src=js/jquery.easytabs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0.626cm"><text:p text:style-name="P2"><text:span text:style-name="T2">タブ作成プラグイン</text:span><text:span text:style-name="T2">easytabs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0" draw:style-name="gr1"><draw:custom-shape draw:style-name="gr32" draw:text-style-name="P3" svg:width="7.859cm" svg:height="0.853cm" svg:x="5.83cm" svg:y="7.204cm"><text:p text:style-name="P2"><text:span text:style-name="T1">script type=text/javascript </text:span></text:p><text:p text:style-name="P2"><text:span text:style-name="T1">src=js/formly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8.056cm"><text:p text:style-name="P2"><text:span text:style-name="T2">フォーム整形プラグイン</text:span><text:span text:style-name="T2">formly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18" draw:style-name="gr1"><draw:custom-shape draw:style-name="gr32" draw:text-style-name="P3" svg:width="7.859cm" svg:height="0.853cm" svg:x="5.83cm" svg:y="4.598cm"><text:p text:style-name="P2"><text:span text:style-name="T1">script type=text/javascript</text:span></text:p><text:p text:style-name="P2"><text:span text:style-name="T1">src=js/grid.inlinedit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5.45cm"><text:p text:style-name="P2"><text:span text:style-name="T2">jqGrid</text:span><text:span text:style-name="T2">のインライン編集機能プラグイン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16" draw:style-name="gr1"><draw:custom-shape draw:style-name="gr32" draw:text-style-name="P3" svg:width="7.859cm" svg:height="0.853cm" svg:x="5.83cm" svg:y="2.097cm"><text:p text:style-name="P2"><text:span text:style-name="T1">script type=text/javascript</text:span></text:p><text:p text:style-name="P2"><text:span text:style-name="T1">src=js/grid.celledit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.949cm"><text:p text:style-name="P2"><text:span text:style-name="T2">jqGrid</text:span><text:span text:style-name="T2">のセル編集機能プラグイン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custom-shape text:anchor-type="paragraph" draw:z-index="232" draw:style-name="gr5" draw:text-style-name="P5" svg:width="2.41cm" svg:height="1.176cm" svg:x="8.604cm" svg:y="22.5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0" draw:style-name="gr6" draw:text-style-name="P6" svg:x1="9.813cm" svg:y1="19.11cm" svg:x2="9.813cm" svg:y2="20.001cm"><text:p/></draw:line><draw:line text:anchor-type="paragraph" draw:z-index="228" draw:style-name="gr6" draw:text-style-name="P6" svg:x1="9.813cm" svg:y1="16.505cm" svg:x2="9.813cm" svg:y2="17.396cm"><text:p/></draw:line><draw:line text:anchor-type="paragraph" draw:z-index="226" draw:style-name="gr6" draw:text-style-name="P6" svg:x1="9.813cm" svg:y1="14.004cm" svg:x2="9.813cm" svg:y2="14.895cm"><text:p/></draw:line><draw:line text:anchor-type="paragraph" draw:z-index="224" draw:style-name="gr6" draw:text-style-name="P6" svg:x1="9.813cm" svg:y1="11.465cm" svg:x2="9.813cm" svg:y2="12.356cm"><text:p/></draw:line><draw:line text:anchor-type="paragraph" draw:z-index="223" draw:style-name="gr6" draw:text-style-name="P6" svg:x1="9.813cm" svg:y1="21.68cm" svg:x2="9.813cm" svg:y2="22.571cm"><text:p/></draw:line><draw:line text:anchor-type="paragraph" draw:z-index="221" draw:style-name="gr6" draw:text-style-name="P6" svg:x1="9.813cm" svg:y1="8.895cm" svg:x2="9.813cm" svg:y2="9.786cm"><text:p/></draw:line><draw:line text:anchor-type="paragraph" draw:z-index="219" draw:style-name="gr6" draw:text-style-name="P6" svg:x1="9.813cm" svg:y1="6.29cm" svg:x2="9.813cm" svg:y2="7.181cm"><text:p/></draw:line><draw:line text:anchor-type="paragraph" draw:z-index="217" draw:style-name="gr6" draw:text-style-name="P6" svg:x1="9.813cm" svg:y1="3.789cm" svg:x2="9.813cm" svg:y2="4.68cm"><text:p/></draw:line><draw:line text:anchor-type="paragraph" draw:z-index="215" draw:style-name="gr6" draw:text-style-name="P6" svg:x1="9.813cm" svg:y1="1.251cm" svg:x2="9.813cm" svg:y2="2.142cm"><text:p/></draw:line><draw:circle text:anchor-type="paragraph" draw:z-index="214" draw:style-name="gr19" draw:text-style-name="P12" svg:width="1.19cm" svg:height="1.19cm" svg:x="9.197cm" svg:y="0.053cm"><text:p text:style-name="P2"><text:span text:style-name="T8">I</text:span></text:p></draw:circle><draw:line text:anchor-type="paragraph" draw:z-index="213" draw:style-name="gr4" draw:text-style-name="P2" svg:x1="4.916cm" svg:y1="0.113cm" svg:x2="4.916cm" svg:y2="23.83cm"><text:p/></draw:line><draw:frame text:anchor-type="paragraph" draw:z-index="212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255" draw:style-name="gr1"><draw:custom-shape draw:style-name="gr2" draw:text-style-name="P3" svg:width="7.855cm" svg:height="0.622cm" svg:x="5.375cm" svg:y="2.295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2.916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56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59" draw:style-name="gr1"><draw:custom-shape draw:style-name="gr10" draw:text-style-name="P3" svg:width="7.845cm" svg:height="0.578cm" svg:x="6.179cm" svg:y="6.412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179cm" svg:y="6.991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0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38" draw:style-name="gr1"><draw:custom-shape draw:style-name="gr2" draw:text-style-name="P3" svg:width="7.855cm" svg:height="0.622cm" svg:x="6.518cm" svg:y="8.386cm"><text:p text:style-name="P2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518cm" svg:y="9.007cm"><text:p text:style-name="P2"><text:span text:style-name="T2">JavaScript</text:span><text:span text:style-name="T2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39" draw:style-name="gr1"><draw:custom-shape draw:style-name="gr2" draw:text-style-name="P3" svg:width="7.855cm" svg:height="0.622cm" svg:x="6.488cm" svg:y="14.429cm"><text:p text:style-name="P2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5.05cm"><text:p text:style-name="P2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4" draw:style-name="gr1"><draw:custom-shape draw:style-name="gr2" draw:text-style-name="P3" svg:width="7.855cm" svg:height="0.622cm" svg:x="6.967cm" svg:y="10.375cm"><text:p text:style-name="P2"><text:span text:style-name="T1">$(document).ready(function(){}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0.996cm"><text:p text:style-name="P2"><text:span text:style-name="T2">ドキュメントの読み込み後のイベント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5" draw:style-name="gr1"><draw:custom-shape draw:style-name="gr2" draw:text-style-name="P3" svg:width="7.855cm" svg:height="0.622cm" svg:x="7.447cm" svg:y="12.395cm"><text:p text:style-name="P2"><text:span text:style-name="T1">createTab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13.016cm"><text:p text:style-name="P2"><text:span text:style-name="T2">tab-container</text:span><text:span text:style-name="T2">からタブを作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1" draw:style-name="gr1"><draw:custom-shape draw:style-name="gr2" draw:text-style-name="P3" svg:width="7.855cm" svg:height="0.622cm" svg:x="6.488cm" svg:y="16.417cm"><text:p text:style-name="P2"><text:span text:style-name="T1">div id=header" 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7.038cm"><text:p text:style-name="P2"><text:span text:style-name="T2">ページのヘッダー部分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4" draw:style-name="gr1"><draw:custom-shape draw:style-name="gr2" draw:text-style-name="P3" svg:width="7.855cm" svg:height="0.622cm" svg:x="6.967cm" svg:y="18.464cm"><text:p text:style-name="P2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9.085cm"><text:p text:style-name="P2"><text:span text:style-name="T2">ヘッダーのタイトル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6" draw:style-name="gr1"><draw:custom-shape draw:style-name="gr2" draw:text-style-name="P3" svg:width="7.855cm" svg:height="0.622cm" svg:x="7.447cm" svg:y="20.553cm"><text:p text:style-name="P2"><text:span text:style-name="T1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21.174cm"><text:p text:style-name="P2"><text:span text:style-name="T2">ヘッダーのタイトルの文字列。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233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2.html</text:span></text:p><text:p><text:span text:style-name="T4">概要</text:span></text:p><text:p><text:span text:style-name="T4">　受注伝票画面</text:span></text:p></draw:text-box></draw:frame><draw:line text:anchor-type="paragraph" draw:z-index="234" draw:style-name="gr4" draw:text-style-name="P2" svg:x1="4.916cm" svg:y1="0.113cm" svg:x2="4.916cm" svg:y2="23.83cm"><text:p/></draw:line><draw:line text:anchor-type="paragraph" draw:z-index="235" draw:style-name="gr6" draw:text-style-name="P6" svg:x1="10.014cm" svg:y1="7.56cm" svg:x2="10.014cm" svg:y2="8.451cm"><text:p/></draw:line><draw:custom-shape text:anchor-type="paragraph" draw:z-index="253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4" draw:style-name="gr6" draw:text-style-name="P6" svg:x1="6.581cm" svg:y1="1.399cm" svg:x2="6.581cm" svg:y2="2.29cm"><text:p/></draw:line><draw:line text:anchor-type="paragraph" draw:z-index="257" draw:style-name="gr6" draw:text-style-name="P6" svg:x1="9.47cm" svg:y1="3.531cm" svg:x2="9.456cm" svg:y2="4.358cm"><text:p/></draw:line><draw:line text:anchor-type="paragraph" draw:z-index="258" draw:style-name="gr6" draw:text-style-name="P6" svg:x1="9.784cm" svg:y1="5.669cm" svg:x2="9.784cm" svg:y2="6.417cm"><text:p/></draw:line><draw:line text:anchor-type="paragraph" draw:z-index="246" draw:style-name="gr6" draw:text-style-name="P6" svg:x1="10.28cm" svg:y1="9.622cm" svg:x2="10.28cm" svg:y2="10.513cm"><text:p/></draw:line><draw:line text:anchor-type="paragraph" draw:z-index="247" draw:style-name="gr6" draw:text-style-name="P6" svg:x1="10.864cm" svg:y1="11.611cm" svg:x2="10.864cm" svg:y2="12.503cm"><text:p/></draw:line><draw:line text:anchor-type="paragraph" draw:z-index="248" draw:style-name="gr6" draw:text-style-name="P6" svg:x1="11.482cm" svg:y1="13.631cm" svg:x2="11.482cm" svg:y2="14.523cm"><text:p/></draw:line><draw:line text:anchor-type="paragraph" draw:z-index="262" draw:style-name="gr6" draw:text-style-name="P6" svg:x1="10.28cm" svg:y1="15.665cm" svg:x2="10.28cm" svg:y2="16.556cm"><text:p/></draw:line><draw:line text:anchor-type="paragraph" draw:z-index="263" draw:style-name="gr6" draw:text-style-name="P6" svg:x1="10.28cm" svg:y1="17.653cm" svg:x2="10.28cm" svg:y2="18.544cm"><text:p/></draw:line><draw:line text:anchor-type="paragraph" draw:z-index="265" draw:style-name="gr6" draw:text-style-name="P6" svg:x1="10.864cm" svg:y1="19.7cm" svg:x2="10.864cm" svg:y2="20.592cm"><text:p/></draw:line><draw:line text:anchor-type="paragraph" draw:z-index="267" draw:style-name="gr6" draw:text-style-name="P6" svg:x1="11.379cm" svg:y1="21.789cm" svg:x2="11.379cm" svg:y2="22.681cm"><text:p/></draw:line><draw:circle text:anchor-type="paragraph" draw:z-index="268" draw:style-name="gr19" draw:text-style-name="P12" svg:width="1.19cm" svg:height="1.19cm" svg:x="10.774cm" svg:y="22.629cm"><text:p text:style-name="P2"><text:span text:style-name="T8">A</text:span></text:p></draw:circle></text:p>
      <text:p text:style-name="P1"><draw:g text:anchor-type="paragraph" draw:z-index="240" draw:style-name="gr1"><draw:custom-shape draw:style-name="gr10" draw:text-style-name="P3" svg:width="7.845cm" svg:height="0.578cm" svg:x="7.077cm" svg:y="12.547cm"><text:p text:style-name="P2"><text:span text:style-name="T1">u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77cm" svg:y="13.126cm"><text:p text:style-name="P2"><text:span text:style-name="T2">タブのメニュー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1" draw:style-name="gr1"><draw:custom-shape draw:style-name="gr34" draw:text-style-name="P3" svg:width="7.845cm" svg:height="0.579cm" svg:x="7.415cm" svg:y="19.967cm"><text:p text:style-name="P8"><text:span text:style-name="T5">div id=order_bill" class=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7.415cm" svg:y="20.547cm"><text:p text:style-name="P9"><text:span text:style-name="T6">受注伝票のコンテン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3" draw:style-name="gr1"><draw:custom-shape draw:style-name="gr10" draw:text-style-name="P3" svg:width="7.845cm" svg:height="0.578cm" svg:x="6.796cm" svg:y="10.661cm"><text:p text:style-name="P2"><text:span text:style-name="T1">div id=tab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796cm" svg:y="11.24cm"><text:p text:style-name="P2"><text:span text:style-name="T2">タブの領域全体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1" draw:style-name="gr1"><draw:custom-shape draw:style-name="gr2" draw:text-style-name="P3" svg:width="7.855cm" svg:height="0.622cm" svg:x="6.964cm" svg:y="2.125cm"><text:p text:style-name="P2"><text:span text:style-name="T1">div id="header-buttons" class="variable-heigh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4cm" svg:y="2.746cm"><text:p text:style-name="P2"><text:span text:style-name="T2">ヘッダーの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3" draw:style-name="gr1"><draw:custom-shape draw:style-name="gr36" draw:text-style-name="P3" svg:width="7.855cm" svg:height="0.803cm" svg:x="7.447cm" svg:y="4.179cm"><text:p text:style-name="P2"><text:span text:style-name="T1">button class=" button close-button" </text:span></text:p><text:p text:style-name="P2"><text:span text:style-name="T1">value="</text:span><text:span text:style-name="T1">戻る</text:span><text:span text:style-name="T1">" name="fig1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7" draw:text-style-name="P4" svg:width="7.852cm" svg:height="0.798cm" svg:x="7.447cm" svg:y="4.982cm"><text:p text:style-name="P2"><text:span text:style-name="T2">閉じる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5" draw:style-name="gr1"><draw:custom-shape draw:style-name="gr2" draw:text-style-name="P3" svg:width="7.855cm" svg:height="0.622cm" svg:x="7.447cm" svg:y="6.652cm"><text:p text:style-name="P2"><text:span text:style-name="T1">button class="button setting-button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7.273cm"><text:p text:style-name="P2"><text:span text:style-name="T2">リンクのリストダイアログを出す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7" draw:style-name="gr1"><draw:custom-shape draw:style-name="gr2" draw:text-style-name="P3" svg:width="7.855cm" svg:height="0.622cm" svg:x="6.488cm" svg:y="8.738cm"><text:p text:style-name="P2"><text:span text:style-name="T1">div id=fig2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9.359cm"><text:p text:style-name="P2"><text:span text:style-name="T2">fig2</text:span><text:span text:style-name="T2">独自の記述を開始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8" draw:style-name="gr1"><draw:custom-shape draw:style-name="gr10" draw:text-style-name="P3" svg:width="7.845cm" svg:height="0.578cm" svg:x="7.419cm" svg:y="14.363cm"><text:p text:style-name="P2"><text:span text:style-name="T1">li id="defaul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419cm" svg:y="14.942cm"><text:p text:style-name="P2"><text:span text:style-name="T2">タブのメニューの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0" draw:style-name="gr1"><draw:custom-shape draw:style-name="gr10" draw:text-style-name="P3" svg:width="7.845cm" svg:height="0.578cm" svg:x="7.692cm" svg:y="16.282cm"><text:p text:style-name="P2"><text:span text:style-name="T1">a href=#order_bil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692cm" svg:y="16.861cm"><text:p text:style-name="P2"><text:span text:style-name="T2">受注タブを表示するリンクボタン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2" draw:style-name="gr1"><draw:custom-shape draw:style-name="gr10" draw:text-style-name="P3" svg:width="7.845cm" svg:height="0.578cm" svg:x="7.077cm" svg:y="18.099cm"><text:p text:style-name="P2"><text:span text:style-name="T1">div class=panel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77cm" svg:y="18.678cm"><text:p text:style-name="P2"><text:span text:style-name="T2">タブの内容を表示するパネル部分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36" draw:style-name="gr4" draw:text-style-name="P2" svg:x1="4.916cm" svg:y1="-0.191cm" svg:x2="4.916cm" svg:y2="23.659cm"><text:p/></draw:line><draw:frame text:anchor-type="paragraph" draw:z-index="237" draw:style-name="gr7" draw:text-style-name="P7" svg:width="4.931cm" svg:height="14.396cm" svg:x="-0.014cm" svg:y="0.265cm"><draw:text-box><text:p><text:span text:style-name="T4">fig2.html </text:span><text:span text:style-name="T4">続き</text:span></text:p></draw:text-box></draw:frame><draw:line text:anchor-type="paragraph" draw:z-index="242" draw:style-name="gr6" draw:text-style-name="P6" svg:x1="11.015cm" svg:y1="19.249cm" svg:x2="11.015cm" svg:y2="19.997cm"><text:p/></draw:line><draw:line text:anchor-type="paragraph" draw:z-index="249" draw:style-name="gr6" draw:text-style-name="P6" svg:x1="10.41cm" svg:y1="9.975cm" svg:x2="10.41cm" svg:y2="10.723cm"><text:p/></draw:line><draw:line text:anchor-type="paragraph" draw:z-index="250" draw:style-name="gr6" draw:text-style-name="P6" svg:x1="10.645cm" svg:y1="11.809cm" svg:x2="10.645cm" svg:y2="12.557cm"><text:p/></draw:line><draw:line text:anchor-type="paragraph" draw:z-index="251" draw:style-name="gr6" draw:text-style-name="P6" svg:x1="11.372cm" svg:y1="21.116cm" svg:x2="11.372cm" svg:y2="21.864cm"><text:p/></draw:line><draw:circle text:anchor-type="paragraph" draw:z-index="252" draw:style-name="gr19" draw:text-style-name="P12" svg:width="1.19cm" svg:height="1.19cm" svg:x="10.749cm" svg:y="21.853cm"><text:p text:style-name="P2"><text:span text:style-name="T8">B</text:span></text:p></draw:circle><draw:line text:anchor-type="paragraph" draw:z-index="269" draw:style-name="gr6" draw:text-style-name="P6" svg:x1="11.379cm" svg:y1="1.237cm" svg:x2="11.379cm" svg:y2="2.129cm"><text:p/></draw:line><draw:circle text:anchor-type="paragraph" draw:z-index="270" draw:style-name="gr19" draw:text-style-name="P12" svg:width="1.19cm" svg:height="1.19cm" svg:x="10.774cm" svg:y="0.049cm"><text:p text:style-name="P2"><text:span text:style-name="T8">A</text:span></text:p></draw:circle><draw:line text:anchor-type="paragraph" draw:z-index="272" draw:style-name="gr6" draw:text-style-name="P6" svg:x1="10.861cm" svg:y1="3.361cm" svg:x2="10.861cm" svg:y2="4.253cm"><text:p/></draw:line><draw:line text:anchor-type="paragraph" draw:z-index="274" draw:style-name="gr6" draw:text-style-name="P6" svg:x1="11.379cm" svg:y1="5.778cm" svg:x2="11.379cm" svg:y2="6.67cm"><text:p/></draw:line><draw:line text:anchor-type="paragraph" draw:z-index="276" draw:style-name="gr6" draw:text-style-name="P6" svg:x1="11.379cm" svg:y1="7.887cm" svg:x2="11.379cm" svg:y2="8.779cm"><text:p/></draw:line><draw:line text:anchor-type="paragraph" draw:z-index="279" draw:style-name="gr6" draw:text-style-name="P6" svg:x1="10.987cm" svg:y1="13.695cm" svg:x2="10.987cm" svg:y2="14.443cm"><text:p/></draw:line><draw:line text:anchor-type="paragraph" draw:z-index="281" draw:style-name="gr6" draw:text-style-name="P6" svg:x1="11.331cm" svg:y1="15.512cm" svg:x2="11.331cm" svg:y2="16.26cm"><text:p/></draw:line><draw:line text:anchor-type="paragraph" draw:z-index="283" draw:style-name="gr6" draw:text-style-name="P6" svg:x1="11.504cm" svg:y1="17.431cm" svg:x2="11.504cm" svg:y2="18.179cm"><text:p/></draw:line></text:p>
      <text:p text:style-name="P1"><draw:g text:anchor-type="paragraph" draw:z-index="288" draw:style-name="gr1"><draw:custom-shape draw:style-name="gr38" draw:text-style-name="P3" svg:width="8.254cm" svg:height="0.583cm" svg:x="7.62cm" svg:y="2.016cm"><text:p text:style-name="P2"><text:span text:style-name="T5">div class=line half_line parallel-text 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9" draw:text-style-name="P10" svg:width="8.25cm" svg:height="0.572cm" svg:x="7.62cm" svg:y="2.6cm"><text:p text:style-name="P2"><text:span text:style-name="T6">検索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0" draw:style-name="gr1"><draw:custom-shape draw:style-name="gr34" draw:text-style-name="P3" svg:width="7.845cm" svg:height="0.579cm" svg:x="8.033cm" svg:y="3.902cm"><text:p text:style-name="P8"><text:span text:style-name="T5">label for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33cm" svg:y="4.482cm"><text:p text:style-name="P9"><text:span text:style-name="T6">検索機能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2" draw:style-name="gr1"><draw:custom-shape draw:style-name="gr40" draw:text-style-name="P3" svg:width="7.845cm" svg:height="0.749cm" svg:x="8.033cm" svg:y="5.719cm"><text:p text:style-name="P8"><text:span text:style-name="T5">input type=text class=sort-list textbox_S </text:span></text:p><text:p text:style-name="P8"><text:span text:style-name="T5">name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1" draw:text-style-name="P10" svg:width="7.841cm" svg:height="0.735cm" svg:x="8.033cm" svg:y="6.47cm"><text:p text:style-name="P9"><text:span text:style-name="T6">検索機能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4" draw:style-name="gr1"><draw:custom-shape draw:style-name="gr42" draw:text-style-name="P11" svg:width="7.845cm" svg:height="0.759cm" svg:x="8.033cm" svg:y="7.825cm"><text:p text:style-name="P11"><text:span text:style-name="T7">button type=button name=on-search id=on_search </text:span></text:p><text:p text:style-name="P11"><text:span text:style-name="T7">class=button on-search value=</text:span><text:span text:style-name="T7">検索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3" draw:text-style-name="P10" svg:width="7.841cm" svg:height="0.745cm" svg:x="8.033cm" svg:y="8.585cm"><text:p text:style-name="P9"><text:span text:style-name="T6">検索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6" draw:style-name="gr1"><draw:custom-shape draw:style-name="gr44" draw:text-style-name="P3" svg:width="7.772cm" svg:height="0.768cm" svg:x="7.62cm" svg:y="10.07cm"><text:p text:style-name="P2"><text:span text:style-name="T5">div class=half_line parallel-text two-tb </text:span></text:p><text:p text:style-name="P2"><text:span text:style-name="T5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5" draw:text-style-name="P10" svg:width="7.769cm" svg:height="0.754cm" svg:x="7.62cm" svg:y="10.839cm"><text:p text:style-name="P2"><text:span text:style-name="T6">期間を指定してのレコード絞込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8" draw:style-name="gr1"><draw:custom-shape draw:style-name="gr34" draw:text-style-name="P3" svg:width="7.845cm" svg:height="0.579cm" svg:x="8.029cm" svg:y="12.263cm"><text:p text:style-name="P8"><text:span text:style-name="T5">label for="filter-lis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12.843cm"><text:p text:style-name="P9"><text:span text:style-name="T6">期間指定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00" draw:style-name="gr1"><draw:custom-shape draw:style-name="gr34" draw:text-style-name="P3" svg:width="7.845cm" svg:height="0.579cm" svg:x="8.029cm" svg:y="14.113cm"><text:p text:style-name="P8"><text:span text:style-name="T5">span class=date filter-list filter-list-aft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14.693cm"><text:p text:style-name="P9"><text:span text:style-name="T6">開始日付選択のテキストボックスの外枠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02" draw:style-name="gr1"><draw:custom-shape draw:style-name="gr46" draw:text-style-name="P3" svg:width="7.845cm" svg:height="1.165cm" svg:x="8.336cm" svg:y="15.93cm"><text:p text:style-name="P8"><text:span text:style-name="T5">input type=text class=date filter-list filter-list-after </text:span></text:p><text:p text:style-name="P8"><text:span text:style-name="T5">textbox_S id=filter-list-afte" name=filter-list-after </text:span></text:p><text:p text:style-name="P8"><text:span text:style-name="T5">value=2013/11/28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10" svg:width="7.841cm" svg:height="1.144cm" svg:x="8.336cm" svg:y="17.098cm"><text:p text:style-name="P9"><text:span text:style-name="T6">開始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84" draw:style-name="gr4" draw:text-style-name="P2" svg:x1="4.916cm" svg:y1="-0.191cm" svg:x2="4.916cm" svg:y2="23.659cm"><text:p/></draw:line><draw:frame text:anchor-type="paragraph" draw:z-index="285" draw:style-name="gr7" draw:text-style-name="P7" svg:width="4.931cm" svg:height="14.396cm" svg:x="-0.014cm" svg:y="0.265cm"><draw:text-box><text:p><text:span text:style-name="T4">fig2.html </text:span><text:span text:style-name="T4">続き</text:span></text:p></draw:text-box></draw:frame><draw:circle text:anchor-type="paragraph" draw:z-index="286" draw:style-name="gr19" draw:text-style-name="P12" svg:width="1.19cm" svg:height="1.19cm" svg:x="10.749cm" svg:y="0.095cm"><text:p text:style-name="P2"><text:span text:style-name="T8">B</text:span></text:p></draw:circle><draw:line text:anchor-type="paragraph" draw:z-index="287" draw:style-name="gr6" draw:text-style-name="P6" svg:x1="11.372cm" svg:y1="1.284cm" svg:x2="11.372cm" svg:y2="2.032cm"><text:p/></draw:line><draw:line text:anchor-type="paragraph" draw:z-index="289" draw:style-name="gr6" draw:text-style-name="P6" svg:x1="11.816cm" svg:y1="3.164cm" svg:x2="11.816cm" svg:y2="3.917cm"><text:p/></draw:line><draw:line text:anchor-type="paragraph" draw:z-index="291" draw:style-name="gr6" draw:text-style-name="P6" svg:x1="12.022cm" svg:y1="5.049cm" svg:x2="12.022cm" svg:y2="5.802cm"><text:p/></draw:line><draw:line text:anchor-type="paragraph" draw:z-index="293" draw:style-name="gr6" draw:text-style-name="P6" svg:x1="12.022cm" svg:y1="7.203cm" svg:x2="12.022cm" svg:y2="7.958cm"><text:p/></draw:line><draw:line text:anchor-type="paragraph" draw:z-index="295" draw:style-name="gr6" draw:text-style-name="P6" svg:x1="11.885cm" svg:y1="9.328cm" svg:x2="11.885cm" svg:y2="10.081cm"><text:p/></draw:line><draw:line text:anchor-type="paragraph" draw:z-index="297" draw:style-name="gr6" draw:text-style-name="P6" svg:x1="11.539cm" svg:y1="11.592cm" svg:x2="11.539cm" svg:y2="12.345cm"><text:p/></draw:line><draw:line text:anchor-type="paragraph" draw:z-index="299" draw:style-name="gr6" draw:text-style-name="P6" svg:x1="11.92cm" svg:y1="13.41cm" svg:x2="11.92cm" svg:y2="14.163cm"><text:p/></draw:line><draw:line text:anchor-type="paragraph" draw:z-index="301" draw:style-name="gr6" draw:text-style-name="P6" svg:x1="11.92cm" svg:y1="15.26cm" svg:x2="11.92cm" svg:y2="16.013cm"><text:p/></draw:line><draw:line text:anchor-type="paragraph" draw:z-index="303" draw:style-name="gr6" draw:text-style-name="P6" svg:x1="12.331cm" svg:y1="18.24cm" svg:x2="12.331cm" svg:y2="18.993cm"><text:p/></draw:line><draw:circle text:anchor-type="paragraph" draw:z-index="304" draw:style-name="gr19" draw:text-style-name="P12" svg:width="1.19cm" svg:height="1.19cm" svg:x="11.675cm" svg:y="18.949cm"><text:p text:style-name="P2"><text:span text:style-name="T8">C</text:span></text:p></draw:circle></text:p>
      <text:p text:style-name="P1"><draw:g text:anchor-type="paragraph" draw:z-index="313" draw:style-name="gr1"><draw:custom-shape draw:style-name="gr46" draw:text-style-name="P3" svg:width="7.845cm" svg:height="1.165cm" svg:x="8.336cm" svg:y="6.456cm"><text:p text:style-name="P8"><text:span text:style-name="T5">input type=text class=date filter-list </text:span></text:p><text:p text:style-name="P8"><text:span text:style-name="T5">filter-list-before textbox_S id="ilter-list-before </text:span></text:p><text:p text:style-name="P8"><text:span text:style-name="T5">name=filter-list-before value=2014/11/28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10" svg:width="7.841cm" svg:height="1.144cm" svg:x="8.336cm" svg:y="7.624cm"><text:p text:style-name="P9"><text:span text:style-name="T6">終了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1" draw:style-name="gr1"><draw:custom-shape draw:style-name="gr34" draw:text-style-name="P3" svg:width="7.845cm" svg:height="0.579cm" svg:x="8.029cm" svg:y="4.639cm"><text:p text:style-name="P8"><text:span text:style-name="T5">span class=filter-list filter-list-befo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5.219cm"><text:p text:style-name="P9"><text:span text:style-name="T6">終了日付選択のテキストボックスの外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09" draw:style-name="gr1"><draw:custom-shape draw:style-name="gr48" draw:text-style-name="P3" svg:width="7.845cm" svg:height="0.934cm" svg:x="8.029cm" svg:y="2.087cm"><text:p text:style-name="P8"><text:span text:style-name="T5">label class=from-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0.916cm" svg:x="8.029cm" svg:y="3.022cm"><text:p text:style-name="P9"><text:span text:style-name="T6">「〜」のラベル。</text:span></text:p><text:p text:style-name="P9"><text:span text:style-name="T6">「</text:span><text:span text:style-name="T6">&amp;#12316;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5" draw:style-name="gr1"><draw:custom-shape draw:style-name="gr50" draw:text-style-name="P3" svg:width="7.772cm" svg:height="0.666cm" svg:x="7.62cm" svg:y="9.488cm"><text:p text:style-name="P2"><text:span text:style-name="T5">div class=line before_list_line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10" svg:width="7.769cm" svg:height="0.653cm" svg:x="7.62cm" svg:y="10.155cm"><text:p text:style-name="P2"><text:span text:style-name="T6">リスト直前の行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7" draw:style-name="gr1"><draw:custom-shape draw:style-name="gr52" draw:text-style-name="P3" svg:width="7.845cm" svg:height="0.548cm" svg:x="8.026cm" svg:y="11.439cm"><text:p text:style-name="P8"><text:span text:style-name="T5">div class=edit_buttons lef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841cm" svg:height="0.537cm" svg:x="8.026cm" svg:y="11.988cm"><text:p text:style-name="P9"><text:span text:style-name="T6">リスト編集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9" draw:style-name="gr1"><draw:custom-shape draw:style-name="gr54" draw:text-style-name="P3" svg:width="7.845cm" svg:height="0.84cm" svg:x="8.299cm" svg:y="13.187cm"><text:p text:style-name="P8"><text:span text:style-name="T5">button type=button name=fig2-1 id=add_button</text:span></text:p><text:p text:style-name="P8"><text:span text:style-name="T5"><text:s/></text:span><text:span text:style-name="T5">class=button add-button callpag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0" svg:width="7.841cm" svg:height="0.825cm" svg:x="8.299cm" svg:y="14.03cm"><text:p text:style-name="P9"><text:span text:style-name="T6">登録ボタン。</text:span></text:p><text:p text:style-name="P9"><text:span text:style-name="T6">「登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21" draw:style-name="gr1"><draw:custom-shape draw:style-name="gr50" draw:text-style-name="P3" svg:width="7.772cm" svg:height="0.666cm" svg:x="8.026cm" svg:y="15.519cm"><text:p text:style-name="P2"><text:span text:style-name="T5">div class=edit_buttons right has-two-str-button </text:span></text:p><text:p text:style-name="P2"><text:span text:style-name="T5">variable-heigh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10" svg:width="7.769cm" svg:height="0.653cm" svg:x="8.026cm" svg:y="16.186cm"><text:p text:style-name="P2"><text:span text:style-name="T6">PDF</text:span><text:span text:style-name="T6">出力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23" draw:style-name="gr1"><draw:custom-shape draw:style-name="gr56" draw:text-style-name="P3" svg:width="7.845cm" svg:height="0.645cm" svg:x="8.296cm" svg:y="17.595cm"><text:p text:style-name="P8"><text:span text:style-name="T5">span class="two-str-button clearfix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632cm" svg:x="8.296cm" svg:y="18.241cm"><text:p text:style-name="P9"><text:span text:style-name="T6">ボタン群右半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25" draw:style-name="gr1"><draw:custom-shape draw:style-name="gr54" draw:text-style-name="P11" svg:width="7.845cm" svg:height="0.84cm" svg:x="8.677cm" svg:y="19.479cm"><text:p text:style-name="P11"><text:span text:style-name="T7">button type=button name=fig2-1 id=nouhin </text:span></text:p><text:p text:style-name="P11"><text:span text:style-name="T7">class=button normal-button value=</text:span><text:span text:style-name="T7">納品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0" svg:width="7.841cm" svg:height="0.825cm" svg:x="8.677cm" svg:y="20.322cm"><text:p text:style-name="P9"><text:span text:style-name="T6">納品書ボタン。</text:span></text:p><text:p text:style-name="P9"><text:span text:style-name="T6">「納」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314" draw:style-name="gr6" draw:text-style-name="P6" svg:x1="12.331cm" svg:y1="8.766cm" svg:x2="12.331cm" svg:y2="9.519cm"><text:p/></draw:line><draw:line text:anchor-type="paragraph" draw:z-index="312" draw:style-name="gr6" draw:text-style-name="P6" svg:x1="11.92cm" svg:y1="5.787cm" svg:x2="11.92cm" svg:y2="6.54cm"><text:p/></draw:line><draw:line text:anchor-type="paragraph" draw:z-index="310" draw:style-name="gr6" draw:text-style-name="P6" svg:x1="11.92cm" svg:y1="3.936cm" svg:x2="11.92cm" svg:y2="4.689cm"><text:p/></draw:line><draw:line text:anchor-type="paragraph" draw:z-index="308" draw:style-name="gr6" draw:text-style-name="P6" svg:x1="12.331cm" svg:y1="1.329cm" svg:x2="12.331cm" svg:y2="2.082cm"><text:p/></draw:line><draw:circle text:anchor-type="paragraph" draw:z-index="307" draw:style-name="gr19" draw:text-style-name="P12" svg:width="1.19cm" svg:height="1.19cm" svg:x="11.675cm" svg:y="0.141cm"><text:p text:style-name="P2"><text:span text:style-name="T8">C</text:span></text:p></draw:circle><draw:frame text:anchor-type="paragraph" draw:z-index="306" draw:style-name="gr7" draw:text-style-name="P7" svg:width="4.931cm" svg:height="14.396cm" svg:x="-0.014cm" svg:y="0.265cm"><draw:text-box><text:p><text:span text:style-name="T4">fig2.html </text:span><text:span text:style-name="T4">続き</text:span></text:p></draw:text-box></draw:frame><draw:line text:anchor-type="paragraph" draw:z-index="305" draw:style-name="gr4" draw:text-style-name="P2" svg:x1="4.916cm" svg:y1="-0.191cm" svg:x2="4.916cm" svg:y2="23.659cm"><text:p/></draw:line><draw:line text:anchor-type="paragraph" draw:z-index="316" draw:style-name="gr6" draw:text-style-name="P6" svg:x1="11.44cm" svg:y1="10.807cm" svg:x2="11.44cm" svg:y2="11.56cm"><text:p/></draw:line><draw:line text:anchor-type="paragraph" draw:z-index="318" draw:style-name="gr6" draw:text-style-name="P6" svg:x1="11.955cm" svg:y1="12.523cm" svg:x2="11.955cm" svg:y2="13.276cm"><text:p/></draw:line><draw:line text:anchor-type="paragraph" draw:z-index="320" draw:style-name="gr6" draw:text-style-name="P6" svg:x1="12.162cm" svg:y1="14.853cm" svg:x2="12.162cm" svg:y2="15.606cm"><text:p/></draw:line><draw:line text:anchor-type="paragraph" draw:z-index="322" draw:style-name="gr6" draw:text-style-name="P6" svg:x1="11.44cm" svg:y1="16.908cm" svg:x2="11.44cm" svg:y2="17.661cm"><text:p/></draw:line><draw:line text:anchor-type="paragraph" draw:z-index="324" draw:style-name="gr6" draw:text-style-name="P6" svg:x1="11.955cm" svg:y1="18.816cm" svg:x2="11.955cm" svg:y2="19.571cm"><text:p/></draw:line><draw:line text:anchor-type="paragraph" draw:z-index="326" draw:style-name="gr6" draw:text-style-name="P6" svg:x1="12.574cm" svg:y1="21.088cm" svg:x2="12.574cm" svg:y2="21.841cm"><text:p/></draw:line><draw:circle text:anchor-type="paragraph" draw:z-index="327" draw:style-name="gr19" draw:text-style-name="P12" svg:width="1.19cm" svg:height="1.19cm" svg:x="11.915cm" svg:y="21.84cm"><text:p text:style-name="P2"><text:span text:style-name="T8">D</text:span></text:p></draw:circle></text:p>
      <text:p text:style-name="P1"><draw:g text:anchor-type="paragraph" draw:z-index="342" draw:style-name="gr1"><draw:custom-shape draw:style-name="gr52" draw:text-style-name="P3" svg:width="7.845cm" svg:height="0.548cm" svg:x="8.026cm" svg:y="13.145cm"><text:p text:style-name="P8"><text:span text:style-name="T5">table id=fig2-list class=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1" svg:width="7.841cm" svg:height="0.537cm" svg:x="8.026cm" svg:y="13.694cm"><text:p text:style-name="P13"><text:span text:style-name="T7">jqGrid</text:span><text:span text:style-name="T7">によりリストを形成する</text:span><text:span text:style-name="T7">table</text:span><text:span text:style-name="T7">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40" draw:style-name="gr1"><draw:custom-shape draw:style-name="gr50" draw:text-style-name="P3" svg:width="7.772cm" svg:height="0.666cm" svg:x="7.62cm" svg:y="11.194cm"><text:p text:style-name="P2"><text:span text:style-name="T5">div class=wrap-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10" svg:width="7.769cm" svg:height="0.653cm" svg:x="7.62cm" svg:y="11.861cm"><text:p text:style-name="P2"><text:span text:style-name="T6">リストを囲んでレイアウト崩れを防止するため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3" draw:style-name="gr1"><draw:custom-shape draw:style-name="gr58" draw:text-style-name="P3" svg:width="7.848cm" svg:height="0.66cm" svg:x="8.296cm" svg:y="4.468cm"><text:p text:style-name="P2"><text:span text:style-name="T5">span class="two-str-button clearfix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9" draw:text-style-name="P10" svg:width="7.845cm" svg:height="0.648cm" svg:x="8.296cm" svg:y="5.129cm"><text:p text:style-name="P2"><text:span text:style-name="T6">ボタン群左半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2" draw:style-name="gr1"><draw:custom-shape draw:style-name="gr54" draw:text-style-name="P11" svg:width="7.845cm" svg:height="0.84cm" svg:x="8.677cm" svg:y="2.007cm"><text:p text:style-name="P11"><text:span text:style-name="T7">button type=button name=fig2-1 id=hassou</text:span></text:p><text:p text:style-name="P11"><text:span text:style-name="T7">class=button normal-button value=</text:span><text:span text:style-name="T7">発送指示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0" svg:width="7.841cm" svg:height="0.825cm" svg:x="8.677cm" svg:y="2.85cm"><text:p text:style-name="P9"><text:span text:style-name="T6">発送指示書ボタン。</text:span></text:p><text:p text:style-name="P9"><text:span text:style-name="T6">「発指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8" draw:style-name="gr1"><draw:custom-shape draw:style-name="gr54" draw:text-style-name="P11" svg:width="7.845cm" svg:height="0.84cm" svg:x="8.67cm" svg:y="8.797cm"><text:p text:style-name="P11"><text:span text:style-name="T7">button type=button name=fig2-1 id=chuumon </text:span></text:p><text:p text:style-name="P11"><text:span text:style-name="T7">class=button normal-button value=</text:span><text:span text:style-name="T7">注文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0" svg:width="7.841cm" svg:height="0.825cm" svg:x="8.67cm" svg:y="9.64cm"><text:p text:style-name="P9"><text:span text:style-name="T6">注文書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6" draw:style-name="gr1"><draw:custom-shape draw:style-name="gr54" draw:text-style-name="P11" svg:width="7.845cm" svg:height="0.84cm" svg:x="8.673cm" svg:y="6.465cm"><text:p text:style-name="P11"><text:span text:style-name="T7">button type=button name=fig2-1 id=mitsumori</text:span></text:p><text:p text:style-name="P11"><text:span text:style-name="T7"><text:s/></text:span><text:span text:style-name="T7">class=button normal-button value=</text:span><text:span text:style-name="T7">見積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0" svg:width="7.841cm" svg:height="0.825cm" svg:x="8.673cm" svg:y="7.308cm"><text:p text:style-name="P9"><text:span text:style-name="T6">見積書ボタン。</text:span></text:p><text:p text:style-name="P9"><text:span text:style-name="T6">「見」</text:span></text:p><draw:enhanced-geometry svg:viewBox="0 0 21600 21600" draw:glue-points="10800 0 0 10800 10800 21600 21600 10800" draw:type="flowchart-process" draw:enhanced-path="M 0 0 L 21600 0 21600 21600 0 21600 0 0 Z N"/></draw:custom-shape></draw:g><draw:custom-shape text:anchor-type="paragraph" draw:z-index="344" draw:style-name="gr5" draw:text-style-name="P5" svg:width="2.41cm" svg:height="1.176cm" svg:x="10.728cm" svg:y="14.924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3" draw:style-name="gr6" draw:text-style-name="P6" svg:x1="11.955cm" svg:y1="14.229cm" svg:x2="11.955cm" svg:y2="14.982cm"><text:p/></draw:line><draw:line text:anchor-type="paragraph" draw:z-index="341" draw:style-name="gr6" draw:text-style-name="P6" svg:x1="11.44cm" svg:y1="12.512cm" svg:x2="11.44cm" svg:y2="13.265cm"><text:p/></draw:line><draw:circle text:anchor-type="paragraph" draw:z-index="330" draw:style-name="gr19" draw:text-style-name="P12" svg:width="1.19cm" svg:height="1.19cm" svg:x="11.915cm" svg:y="0.118cm"><text:p text:style-name="P2"><text:span text:style-name="T8">D</text:span></text:p></draw:circle><draw:line text:anchor-type="paragraph" draw:z-index="339" draw:style-name="gr6" draw:text-style-name="P6" svg:x1="12.608cm" svg:y1="10.463cm" svg:x2="12.608cm" svg:y2="11.216cm"><text:p/></draw:line><draw:line text:anchor-type="paragraph" draw:z-index="337" draw:style-name="gr6" draw:text-style-name="P6" svg:x1="12.608cm" svg:y1="8.131cm" svg:x2="12.608cm" svg:y2="8.884cm"><text:p/></draw:line><draw:line text:anchor-type="paragraph" draw:z-index="335" draw:style-name="gr6" draw:text-style-name="P6" svg:x1="12.195cm" svg:y1="5.776cm" svg:x2="12.195cm" svg:y2="6.529cm"><text:p/></draw:line><draw:line text:anchor-type="paragraph" draw:z-index="334" draw:style-name="gr6" draw:text-style-name="P6" svg:x1="12.162cm" svg:y1="3.709cm" svg:x2="12.162cm" svg:y2="4.462cm"><text:p/></draw:line><draw:line text:anchor-type="paragraph" draw:z-index="331" draw:style-name="gr6" draw:text-style-name="P6" svg:x1="12.505cm" svg:y1="1.306cm" svg:x2="12.505cm" svg:y2="2.059cm"><text:p/></draw:line><draw:frame text:anchor-type="paragraph" draw:z-index="329" draw:style-name="gr7" draw:text-style-name="P7" svg:width="4.931cm" svg:height="14.396cm" svg:x="-0.014cm" svg:y="0.265cm"><draw:text-box><text:p><text:span text:style-name="T4">fig2.html </text:span><text:span text:style-name="T4">続き</text:span></text:p></draw:text-box></draw:frame><draw:line text:anchor-type="paragraph" draw:z-index="328" draw:style-name="gr4" draw:text-style-name="P2" svg:x1="4.916cm" svg:y1="-0.191cm" svg:x2="4.916cm" svg:y2="23.659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ＭＳ Ｐゴシック" fo:font-family="'ＭＳ Ｐゴシック'" style:font-style-name="標準" style:font-family-generic="swiss" style:font-pitch="variable" fo:font-size="10pt" style:font-name-asian="ＭＳ Ｐゴシック" style:font-family-asian="'ＭＳ Ｐゴシック'" style:font-style-name-asian="標準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6:45:00.905981000</meta:creation-date>
    <meta:generator>LibreOffice/4.3.2.2$MacOSX_X86_64 LibreOffice_project/edfb5295ba211bd31ad47d0bad0118690f76407d</meta:generator>
    <dc:date>2015-05-01T20:24:57.103090000</dc:date>
    <meta:editing-duration>PT3H7M58S</meta:editing-duration>
    <meta:editing-cycles>65</meta:editing-cycles>
    <meta:document-statistic meta:table-count="0" meta:image-count="0" meta:object-count="0" meta:page-count="23" meta:paragraph-count="0" meta:word-count="0" meta:character-count="0" meta:non-whitespace-character-count="0"/>
  </office:meta>
</office:document-meta>
</file>